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5.85pt"/>
    </style:style>
    <style:style style:name="co2" style:family="table-column">
      <style:table-column-properties fo:break-before="auto" style:column-width="67.41pt"/>
    </style:style>
    <style:style style:name="co3" style:family="table-column">
      <style:table-column-properties fo:break-before="auto" style:column-width="97.51pt"/>
    </style:style>
    <style:style style:name="co4" style:family="table-column">
      <style:table-column-properties fo:break-before="auto" style:column-width="78.21pt"/>
    </style:style>
    <style:style style:name="co5" style:family="table-column">
      <style:table-column-properties fo:break-before="auto" style:column-width="55.05pt"/>
    </style:style>
    <style:style style:name="co6" style:family="table-column">
      <style:table-column-properties fo:break-before="auto" style:column-width="68.14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pt" fo:break-before="auto" style:use-optimal-row-height="false"/>
    </style:style>
    <style:style style:name="ro3" style:family="table-row">
      <style:table-row-properties style:row-height="17.26pt" fo:break-before="auto" style:use-optimal-row-height="fals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resul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ARRIS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BRIEF</text:p>
          </table:table-cell>
          <table:table-cell office:value-type="float" office:value="13.354725" calcext:value-type="float">
            <text:p>13.354725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ARRIS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ORB</text:p>
          </table:table-cell>
          <table:table-cell office:value-type="float" office:value="13.354725" calcext:value-type="float">
            <text:p>13.354725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ARRIS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FREAK</text:p>
          </table:table-cell>
          <table:table-cell office:value-type="float" office:value="13.354725" calcext:value-type="float">
            <text:p>13.354725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ARRIS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SIFT</text:p>
          </table:table-cell>
          <table:table-cell office:value-type="float" office:value="13.354725" calcext:value-type="float">
            <text:p>13.354725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HARRIS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HARRIS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BRIEF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HARRIS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ORB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HARRIS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FREAK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HARRIS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SIFT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HARRIS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BRIEF</text:p>
          </table:table-cell>
          <table:table-cell office:value-type="float" office:value="11.030114" calcext:value-type="float">
            <text:p>11.030114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HARRIS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ORB</text:p>
          </table:table-cell>
          <table:table-cell office:value-type="float" office:value="11.030114" calcext:value-type="float">
            <text:p>11.030114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HARRIS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FREAK</text:p>
          </table:table-cell>
          <table:table-cell office:value-type="float" office:value="11.030114" calcext:value-type="float">
            <text:p>11.030114</text:p>
          </table:table-cell>
          <table:table-cell office:value-type="string" calcext:value-type="string">
            <text:p>-inf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HARRIS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SIFT</text:p>
          </table:table-cell>
          <table:table-cell office:value-type="float" office:value="11.030114" calcext:value-type="float">
            <text:p>11.030114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HARRIS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RIEF</text:p>
          </table:table-cell>
          <table:table-cell office:value-type="float" office:value="12.058994" calcext:value-type="float">
            <text:p>12.058994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HARRIS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ORB</text:p>
          </table:table-cell>
          <table:table-cell office:value-type="float" office:value="12.058994" calcext:value-type="float">
            <text:p>12.058994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HARRIS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FREAK</text:p>
          </table:table-cell>
          <table:table-cell office:value-type="float" office:value="12.058994" calcext:value-type="float">
            <text:p>12.058994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HARRIS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SIFT</text:p>
          </table:table-cell>
          <table:table-cell office:value-type="float" office:value="12.058994" calcext:value-type="float">
            <text:p>12.058994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HARRIS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BRIEF</text:p>
          </table:table-cell>
          <table:table-cell office:value-type="float" office:value="9.302148" calcext:value-type="float">
            <text:p>9.302148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HARRIS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ORB</text:p>
          </table:table-cell>
          <table:table-cell office:value-type="float" office:value="9.302148" calcext:value-type="float">
            <text:p>9.302148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HARRIS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FREAK</text:p>
          </table:table-cell>
          <table:table-cell office:value-type="float" office:value="9.302148" calcext:value-type="float">
            <text:p>9.302148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HARRIS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SIFT</text:p>
          </table:table-cell>
          <table:table-cell office:value-type="float" office:value="9.302148" calcext:value-type="float">
            <text:p>9.302148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HARRIS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BRIEF</text:p>
          </table:table-cell>
          <table:table-cell office:value-type="float" office:value="11.968197" calcext:value-type="float">
            <text:p>11.968197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HARRIS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ORB</text:p>
          </table:table-cell>
          <table:table-cell office:value-type="float" office:value="11.968197" calcext:value-type="float">
            <text:p>11.968197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HARRIS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FREAK</text:p>
          </table:table-cell>
          <table:table-cell office:value-type="float" office:value="11.968197" calcext:value-type="float">
            <text:p>11.968197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HARRIS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SIFT</text:p>
          </table:table-cell>
          <table:table-cell office:value-type="float" office:value="11.968197" calcext:value-type="float">
            <text:p>11.968197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HARRIS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BRIEF</text:p>
          </table:table-cell>
          <table:table-cell office:value-type="float" office:value="8.535568" calcext:value-type="float">
            <text:p>8.535568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HARRIS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ORB</text:p>
          </table:table-cell>
          <table:table-cell office:value-type="float" office:value="8.535568" calcext:value-type="float">
            <text:p>8.535568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HARRIS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FREAK</text:p>
          </table:table-cell>
          <table:table-cell office:value-type="float" office:value="8.535568" calcext:value-type="float">
            <text:p>8.535568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HARRIS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SIFT</text:p>
          </table:table-cell>
          <table:table-cell office:value-type="float" office:value="8.535568" calcext:value-type="float">
            <text:p>8.535568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HARRIS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BRIEF</text:p>
          </table:table-cell>
          <table:table-cell office:value-type="float" office:value="9.887113" calcext:value-type="float">
            <text:p>9.887113</text:p>
          </table:table-cell>
          <table:table-cell office:value-type="string" calcext:value-type="string">
            <text:p>-inf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HARRIS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ORB</text:p>
          </table:table-cell>
          <table:table-cell office:value-type="float" office:value="9.887113" calcext:value-type="float">
            <text:p>9.887113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HARRIS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FREAK</text:p>
          </table:table-cell>
          <table:table-cell office:value-type="float" office:value="9.887113" calcext:value-type="float">
            <text:p>9.887113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HARRIS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SIFT</text:p>
          </table:table-cell>
          <table:table-cell office:value-type="float" office:value="9.887113" calcext:value-type="float">
            <text:p>9.887113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ARRIS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BRIEF</text:p>
          </table:table-cell>
          <table:table-cell office:value-type="float" office:value="16.384452" calcext:value-type="float">
            <text:p>16.384452</text:p>
          </table:table-cell>
          <table:table-cell office:value-type="string" calcext:value-type="string">
            <text:p>-inf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ARRIS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ORB</text:p>
          </table:table-cell>
          <table:table-cell office:value-type="float" office:value="16.384452" calcext:value-type="float">
            <text:p>16.384452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ARRIS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FREAK</text:p>
          </table:table-cell>
          <table:table-cell office:value-type="float" office:value="16.384452" calcext:value-type="float">
            <text:p>16.384452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ARRIS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SIFT</text:p>
          </table:table-cell>
          <table:table-cell office:value-type="float" office:value="16.384452" calcext:value-type="float">
            <text:p>16.384452</text:p>
          </table:table-cell>
          <table:table-cell office:value-type="string" calcext:value-type="string">
            <text:p>-inf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HARRIS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BRIEF</text:p>
          </table:table-cell>
          <table:table-cell office:value-type="float" office:value="9.425037" calcext:value-type="float">
            <text:p>9.425037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HARRIS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ORB</text:p>
          </table:table-cell>
          <table:table-cell office:value-type="float" office:value="9.425037" calcext:value-type="float">
            <text:p>9.425037</text:p>
          </table:table-cell>
          <table:table-cell office:value-type="string" calcext:value-type="string">
            <text:p>nan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HARRIS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FREAK</text:p>
          </table:table-cell>
          <table:table-cell office:value-type="float" office:value="9.425037" calcext:value-type="float">
            <text:p>9.425037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HARRIS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SIFT</text:p>
          </table:table-cell>
          <table:table-cell office:value-type="float" office:value="9.425037" calcext:value-type="float">
            <text:p>9.425037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ARRIS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BRIEF</text:p>
          </table:table-cell>
          <table:table-cell office:value-type="float" office:value="13.790126" calcext:value-type="float">
            <text:p>13.790126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ARRIS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ORB</text:p>
          </table:table-cell>
          <table:table-cell office:value-type="float" office:value="13.790126" calcext:value-type="float">
            <text:p>13.790126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ARRIS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FREAK</text:p>
          </table:table-cell>
          <table:table-cell office:value-type="float" office:value="13.790126" calcext:value-type="float">
            <text:p>13.790126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ARRIS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SIFT</text:p>
          </table:table-cell>
          <table:table-cell office:value-type="float" office:value="13.790126" calcext:value-type="float">
            <text:p>13.790126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ARRIS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BRIEF</text:p>
          </table:table-cell>
          <table:table-cell office:value-type="float" office:value="12.2891" calcext:value-type="float">
            <text:p>12.2891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ARRIS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ORB</text:p>
          </table:table-cell>
          <table:table-cell office:value-type="float" office:value="12.2891" calcext:value-type="float">
            <text:p>12.2891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ARRIS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FREAK</text:p>
          </table:table-cell>
          <table:table-cell office:value-type="float" office:value="12.2891" calcext:value-type="float">
            <text:p>12.2891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ARRIS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SIFT</text:p>
          </table:table-cell>
          <table:table-cell office:value-type="float" office:value="12.2891" calcext:value-type="float">
            <text:p>12.2891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HARRIS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BRIEF</text:p>
          </table:table-cell>
          <table:table-cell office:value-type="float" office:value="8.898673" calcext:value-type="float">
            <text:p>8.898673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HARRIS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ORB</text:p>
          </table:table-cell>
          <table:table-cell office:value-type="float" office:value="8.898673" calcext:value-type="float">
            <text:p>8.898673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HARRIS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FREAK</text:p>
          </table:table-cell>
          <table:table-cell office:value-type="float" office:value="8.898673" calcext:value-type="float">
            <text:p>8.898673</text:p>
          </table:table-cell>
          <table:table-cell office:value-type="float" office:value="10.805174" calcext:value-type="float">
            <text:p>10.80517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HARRIS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SIFT</text:p>
          </table:table-cell>
          <table:table-cell office:value-type="float" office:value="8.898673" calcext:value-type="float">
            <text:p>8.898673</text:p>
          </table:table-cell>
          <table:table-cell office:value-type="float" office:value="6.717055" calcext:value-type="float">
            <text:p>6.71705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ARRIS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BRIEF</text:p>
          </table:table-cell>
          <table:table-cell office:value-type="float" office:value="12.729945" calcext:value-type="float">
            <text:p>12.729945</text:p>
          </table:table-cell>
          <table:table-cell office:value-type="string" calcext:value-type="string">
            <text:p>-inf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ARRIS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ORB</text:p>
          </table:table-cell>
          <table:table-cell office:value-type="float" office:value="12.729945" calcext:value-type="float">
            <text:p>12.729945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ARRIS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FREAK</text:p>
          </table:table-cell>
          <table:table-cell office:value-type="float" office:value="12.729945" calcext:value-type="float">
            <text:p>12.729945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ARRIS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SIFT</text:p>
          </table:table-cell>
          <table:table-cell office:value-type="float" office:value="12.729945" calcext:value-type="float">
            <text:p>12.729945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HARRIS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BRIEF</text:p>
          </table:table-cell>
          <table:table-cell office:value-type="float" office:value="8.3212" calcext:value-type="float">
            <text:p>8.3212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HARRIS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ORB</text:p>
          </table:table-cell>
          <table:table-cell office:value-type="float" office:value="8.3212" calcext:value-type="float">
            <text:p>8.3212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HARRIS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FREAK</text:p>
          </table:table-cell>
          <table:table-cell office:value-type="float" office:value="8.3212" calcext:value-type="float">
            <text:p>8.3212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HARRIS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SIFT</text:p>
          </table:table-cell>
          <table:table-cell office:value-type="float" office:value="8.3212" calcext:value-type="float">
            <text:p>8.3212</text:p>
          </table:table-cell>
          <table:table-cell office:value-type="string" calcext:value-type="string">
            <text:p>-inf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HARRIS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BRIEF</text:p>
          </table:table-cell>
          <table:table-cell office:value-type="float" office:value="11.864185" calcext:value-type="float">
            <text:p>11.864185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HARRIS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ORB</text:p>
          </table:table-cell>
          <table:table-cell office:value-type="float" office:value="11.864185" calcext:value-type="float">
            <text:p>11.864185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HARRIS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FREAK</text:p>
          </table:table-cell>
          <table:table-cell office:value-type="float" office:value="11.864185" calcext:value-type="float">
            <text:p>11.864185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HARRIS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SIFT</text:p>
          </table:table-cell>
          <table:table-cell office:value-type="float" office:value="11.864185" calcext:value-type="float">
            <text:p>11.864185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ARRIS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BRIEF</text:p>
          </table:table-cell>
          <table:table-cell office:value-type="float" office:value="14.076445" calcext:value-type="float">
            <text:p>14.076445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ARRIS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ORB</text:p>
          </table:table-cell>
          <table:table-cell office:value-type="float" office:value="14.076445" calcext:value-type="float">
            <text:p>14.076445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ARRIS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FREAK</text:p>
          </table:table-cell>
          <table:table-cell office:value-type="float" office:value="14.076445" calcext:value-type="float">
            <text:p>14.076445</text:p>
          </table:table-cell>
          <table:table-cell office:value-type="string" calcext:value-type="string">
            <text:p>-inf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ARRIS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SIFT</text:p>
          </table:table-cell>
          <table:table-cell office:value-type="float" office:value="14.076445" calcext:value-type="float">
            <text:p>14.076445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ARRIS</text:p>
          </table:table-cell>
          <table:table-cell office:value-type="float" office:value="259" calcext:value-type="float">
            <text:p>259</text:p>
          </table:table-cell>
          <table:table-cell office:value-type="string" calcext:value-type="string">
            <text:p>BRIEF</text:p>
          </table:table-cell>
          <table:table-cell office:value-type="float" office:value="13.751074" calcext:value-type="float">
            <text:p>13.751074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ARRIS</text:p>
          </table:table-cell>
          <table:table-cell office:value-type="float" office:value="259" calcext:value-type="float">
            <text:p>259</text:p>
          </table:table-cell>
          <table:table-cell office:value-type="string" calcext:value-type="string">
            <text:p>ORB</text:p>
          </table:table-cell>
          <table:table-cell office:value-type="float" office:value="13.751074" calcext:value-type="float">
            <text:p>13.751074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ARRIS</text:p>
          </table:table-cell>
          <table:table-cell office:value-type="float" office:value="259" calcext:value-type="float">
            <text:p>259</text:p>
          </table:table-cell>
          <table:table-cell office:value-type="string" calcext:value-type="string">
            <text:p>FREAK</text:p>
          </table:table-cell>
          <table:table-cell office:value-type="float" office:value="13.751074" calcext:value-type="float">
            <text:p>13.751074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ARRIS</text:p>
          </table:table-cell>
          <table:table-cell office:value-type="float" office:value="259" calcext:value-type="float">
            <text:p>259</text:p>
          </table:table-cell>
          <table:table-cell office:value-type="string" calcext:value-type="string">
            <text:p>SIFT</text:p>
          </table:table-cell>
          <table:table-cell office:value-type="float" office:value="13.751074" calcext:value-type="float">
            <text:p>13.751074</text:p>
          </table:table-cell>
          <table:table-cell office:value-type="float" office:value="-0.2" calcext:value-type="float">
            <text:p>-0.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ARRIS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BRIEF</text:p>
          </table:table-cell>
          <table:table-cell office:value-type="float" office:value="13.731432" calcext:value-type="float">
            <text:p>13.731432</text:p>
          </table:table-cell>
          <table:table-cell office:value-type="string" calcext:value-type="string">
            <text:p>-inf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ARRIS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ORB</text:p>
          </table:table-cell>
          <table:table-cell office:value-type="float" office:value="13.731432" calcext:value-type="float">
            <text:p>13.731432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ARRIS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FREAK</text:p>
          </table:table-cell>
          <table:table-cell office:value-type="float" office:value="13.731432" calcext:value-type="float">
            <text:p>13.731432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ARRIS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SIFT</text:p>
          </table:table-cell>
          <table:table-cell office:value-type="float" office:value="13.731432" calcext:value-type="float">
            <text:p>13.731432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ORB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BRIEF</text:p>
          </table:table-cell>
          <table:table-cell office:value-type="float" office:value="8.3212" calcext:value-type="float">
            <text:p>8.3212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ORB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ORB</text:p>
          </table:table-cell>
          <table:table-cell office:value-type="float" office:value="8.3212" calcext:value-type="float">
            <text:p>8.3212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ORB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FREAK</text:p>
          </table:table-cell>
          <table:table-cell office:value-type="float" office:value="8.3212" calcext:value-type="float">
            <text:p>8.3212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ORB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SIFT</text:p>
          </table:table-cell>
          <table:table-cell office:value-type="float" office:value="8.3212" calcext:value-type="float">
            <text:p>8.3212</text:p>
          </table:table-cell>
          <table:table-cell office:value-type="float" office:value="6.053689" calcext:value-type="float">
            <text:p>6.05368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ORB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BRIEF</text:p>
          </table:table-cell>
          <table:table-cell office:value-type="float" office:value="8.535568" calcext:value-type="float">
            <text:p>8.535568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ORB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ORB</text:p>
          </table:table-cell>
          <table:table-cell office:value-type="float" office:value="8.535568" calcext:value-type="float">
            <text:p>8.535568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ORB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FREAK</text:p>
          </table:table-cell>
          <table:table-cell office:value-type="float" office:value="8.535568" calcext:value-type="float">
            <text:p>8.535568</text:p>
          </table:table-cell>
          <table:table-cell office:value-type="float" office:value="2.742711" calcext:value-type="float">
            <text:p>2.74271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ORB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SIFT</text:p>
          </table:table-cell>
          <table:table-cell office:value-type="float" office:value="8.535568" calcext:value-type="float">
            <text:p>8.535568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ORB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BRIEF</text:p>
          </table:table-cell>
          <table:table-cell office:value-type="float" office:value="8.898673" calcext:value-type="float">
            <text:p>8.898673</text:p>
          </table:table-cell>
          <table:table-cell office:value-type="float" office:value="11.216074" calcext:value-type="float">
            <text:p>11.21607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ORB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ORB</text:p>
          </table:table-cell>
          <table:table-cell office:value-type="float" office:value="8.898673" calcext:value-type="float">
            <text:p>8.898673</text:p>
          </table:table-cell>
          <table:table-cell office:value-type="float" office:value="-0.203582" calcext:value-type="float">
            <text:p>-0.20358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ORB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FREAK</text:p>
          </table:table-cell>
          <table:table-cell office:value-type="float" office:value="8.898673" calcext:value-type="float">
            <text:p>8.898673</text:p>
          </table:table-cell>
          <table:table-cell office:value-type="float" office:value="9.059072" calcext:value-type="float">
            <text:p>9.05907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ORB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SIFT</text:p>
          </table:table-cell>
          <table:table-cell office:value-type="float" office:value="8.898673" calcext:value-type="float">
            <text:p>8.898673</text:p>
          </table:table-cell>
          <table:table-cell office:value-type="float" office:value="6.742844" calcext:value-type="float">
            <text:p>6.74284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ORB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BRIEF</text:p>
          </table:table-cell>
          <table:table-cell office:value-type="float" office:value="9.302148" calcext:value-type="float">
            <text:p>9.302148</text:p>
          </table:table-cell>
          <table:table-cell office:value-type="string" calcext:value-type="string">
            <text:p>-inf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ORB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ORB</text:p>
          </table:table-cell>
          <table:table-cell office:value-type="float" office:value="9.302148" calcext:value-type="float">
            <text:p>9.302148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ORB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FREAK</text:p>
          </table:table-cell>
          <table:table-cell office:value-type="float" office:value="9.302148" calcext:value-type="float">
            <text:p>9.302148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ORB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SIFT</text:p>
          </table:table-cell>
          <table:table-cell office:value-type="float" office:value="9.302148" calcext:value-type="float">
            <text:p>9.302148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ORB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BRIEF</text:p>
          </table:table-cell>
          <table:table-cell office:value-type="float" office:value="9.425037" calcext:value-type="float">
            <text:p>9.425037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ORB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ORB</text:p>
          </table:table-cell>
          <table:table-cell office:value-type="float" office:value="9.425037" calcext:value-type="float">
            <text:p>9.425037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ORB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FREAK</text:p>
          </table:table-cell>
          <table:table-cell office:value-type="float" office:value="9.425037" calcext:value-type="float">
            <text:p>9.425037</text:p>
          </table:table-cell>
          <table:table-cell office:value-type="float" office:value="9.127832" calcext:value-type="float">
            <text:p>9.12783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ORB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SIFT</text:p>
          </table:table-cell>
          <table:table-cell office:value-type="float" office:value="9.425037" calcext:value-type="float">
            <text:p>9.425037</text:p>
          </table:table-cell>
          <table:table-cell office:value-type="string" calcext:value-type="string">
            <text:p>-inf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ORB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BRIEF</text:p>
          </table:table-cell>
          <table:table-cell office:value-type="float" office:value="9.887113" calcext:value-type="float">
            <text:p>9.887113</text:p>
          </table:table-cell>
          <table:table-cell office:value-type="string" calcext:value-type="string">
            <text:p>-inf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ORB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ORB</text:p>
          </table:table-cell>
          <table:table-cell office:value-type="float" office:value="9.887113" calcext:value-type="float">
            <text:p>9.887113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ORB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FREAK</text:p>
          </table:table-cell>
          <table:table-cell office:value-type="float" office:value="9.887113" calcext:value-type="float">
            <text:p>9.887113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ORB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SIFT</text:p>
          </table:table-cell>
          <table:table-cell office:value-type="float" office:value="9.887113" calcext:value-type="float">
            <text:p>9.887113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ORB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BRIEF</text:p>
          </table:table-cell>
          <table:table-cell office:value-type="float" office:value="11.030114" calcext:value-type="float">
            <text:p>11.030114</text:p>
          </table:table-cell>
          <table:table-cell office:value-type="float" office:value="8.537406" calcext:value-type="float">
            <text:p>8.53740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ORB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ORB</text:p>
          </table:table-cell>
          <table:table-cell office:value-type="float" office:value="11.030114" calcext:value-type="float">
            <text:p>11.030114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ORB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FREAK</text:p>
          </table:table-cell>
          <table:table-cell office:value-type="float" office:value="11.030114" calcext:value-type="float">
            <text:p>11.030114</text:p>
          </table:table-cell>
          <table:table-cell office:value-type="float" office:value="-0.206894" calcext:value-type="float">
            <text:p>-0.20689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ORB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SIFT</text:p>
          </table:table-cell>
          <table:table-cell office:value-type="float" office:value="11.030114" calcext:value-type="float">
            <text:p>11.030114</text:p>
          </table:table-cell>
          <table:table-cell office:value-type="string" calcext:value-type="string">
            <text:p>-inf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ORB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BRIEF</text:p>
          </table:table-cell>
          <table:table-cell office:value-type="float" office:value="11.864185" calcext:value-type="float">
            <text:p>11.864185</text:p>
          </table:table-cell>
          <table:table-cell office:value-type="float" office:value="-0.202232" calcext:value-type="float">
            <text:p>-0.20223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ORB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ORB</text:p>
          </table:table-cell>
          <table:table-cell office:value-type="float" office:value="11.864185" calcext:value-type="float">
            <text:p>11.864185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ORB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FREAK</text:p>
          </table:table-cell>
          <table:table-cell office:value-type="float" office:value="11.864185" calcext:value-type="float">
            <text:p>11.864185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ORB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SIFT</text:p>
          </table:table-cell>
          <table:table-cell office:value-type="float" office:value="11.864185" calcext:value-type="float">
            <text:p>11.864185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ORB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BRIEF</text:p>
          </table:table-cell>
          <table:table-cell office:value-type="float" office:value="11.968197" calcext:value-type="float">
            <text:p>11.968197</text:p>
          </table:table-cell>
          <table:table-cell office:value-type="float" office:value="5.162106" calcext:value-type="float">
            <text:p>5.16210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ORB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ORB</text:p>
          </table:table-cell>
          <table:table-cell office:value-type="float" office:value="11.968197" calcext:value-type="float">
            <text:p>11.968197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ORB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FREAK</text:p>
          </table:table-cell>
          <table:table-cell office:value-type="float" office:value="11.968197" calcext:value-type="float">
            <text:p>11.968197</text:p>
          </table:table-cell>
          <table:table-cell office:value-type="float" office:value="-0.2" calcext:value-type="float">
            <text:p>-0.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ORB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SIFT</text:p>
          </table:table-cell>
          <table:table-cell office:value-type="float" office:value="11.968197" calcext:value-type="float">
            <text:p>11.968197</text:p>
          </table:table-cell>
          <table:table-cell office:value-type="float" office:value="1.582284" calcext:value-type="float">
            <text:p>1.58228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ORB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BRIEF</text:p>
          </table:table-cell>
          <table:table-cell office:value-type="float" office:value="12.058994" calcext:value-type="float">
            <text:p>12.058994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ORB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ORB</text:p>
          </table:table-cell>
          <table:table-cell office:value-type="float" office:value="12.058994" calcext:value-type="float">
            <text:p>12.058994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ORB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FREAK</text:p>
          </table:table-cell>
          <table:table-cell office:value-type="float" office:value="12.058994" calcext:value-type="float">
            <text:p>12.058994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ORB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SIFT</text:p>
          </table:table-cell>
          <table:table-cell office:value-type="float" office:value="12.058994" calcext:value-type="float">
            <text:p>12.058994</text:p>
          </table:table-cell>
          <table:table-cell office:value-type="float" office:value="0.58003" calcext:value-type="float">
            <text:p>0.5800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RB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BRIEF</text:p>
          </table:table-cell>
          <table:table-cell office:value-type="float" office:value="12.2891" calcext:value-type="float">
            <text:p>12.2891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RB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ORB</text:p>
          </table:table-cell>
          <table:table-cell office:value-type="float" office:value="12.2891" calcext:value-type="float">
            <text:p>12.2891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RB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FREAK</text:p>
          </table:table-cell>
          <table:table-cell office:value-type="float" office:value="12.2891" calcext:value-type="float">
            <text:p>12.2891</text:p>
          </table:table-cell>
          <table:table-cell office:value-type="string" calcext:value-type="string">
            <text:p>-inf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RB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SIFT</text:p>
          </table:table-cell>
          <table:table-cell office:value-type="float" office:value="12.2891" calcext:value-type="float">
            <text:p>12.2891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ORB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BRIEF</text:p>
          </table:table-cell>
          <table:table-cell office:value-type="float" office:value="12.729945" calcext:value-type="float">
            <text:p>12.729945</text:p>
          </table:table-cell>
          <table:table-cell office:value-type="float" office:value="8.059725" calcext:value-type="float">
            <text:p>8.05972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ORB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ORB</text:p>
          </table:table-cell>
          <table:table-cell office:value-type="float" office:value="12.729945" calcext:value-type="float">
            <text:p>12.729945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ORB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FREAK</text:p>
          </table:table-cell>
          <table:table-cell office:value-type="float" office:value="12.729945" calcext:value-type="float">
            <text:p>12.729945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ORB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SIFT</text:p>
          </table:table-cell>
          <table:table-cell office:value-type="float" office:value="12.729945" calcext:value-type="float">
            <text:p>12.729945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RB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BRIEF</text:p>
          </table:table-cell>
          <table:table-cell office:value-type="float" office:value="13.354725" calcext:value-type="float">
            <text:p>13.354725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RB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ORB</text:p>
          </table:table-cell>
          <table:table-cell office:value-type="float" office:value="13.354725" calcext:value-type="float">
            <text:p>13.354725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RB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FREAK</text:p>
          </table:table-cell>
          <table:table-cell office:value-type="float" office:value="13.354725" calcext:value-type="float">
            <text:p>13.354725</text:p>
          </table:table-cell>
          <table:table-cell office:value-type="float" office:value="8.35297" calcext:value-type="float">
            <text:p>8.3529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RB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SIFT</text:p>
          </table:table-cell>
          <table:table-cell office:value-type="float" office:value="13.354725" calcext:value-type="float">
            <text:p>13.354725</text:p>
          </table:table-cell>
          <table:table-cell office:value-type="float" office:value="2.840992" calcext:value-type="float">
            <text:p>2.84099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ORB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BRIEF</text:p>
          </table:table-cell>
          <table:table-cell office:value-type="float" office:value="13.731432" calcext:value-type="float">
            <text:p>13.731432</text:p>
          </table:table-cell>
          <table:table-cell office:value-type="float" office:value="-0.200318" calcext:value-type="float">
            <text:p>-0.20031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ORB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ORB</text:p>
          </table:table-cell>
          <table:table-cell office:value-type="float" office:value="13.731432" calcext:value-type="float">
            <text:p>13.731432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ORB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FREAK</text:p>
          </table:table-cell>
          <table:table-cell office:value-type="float" office:value="13.731432" calcext:value-type="float">
            <text:p>13.731432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ORB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SIFT</text:p>
          </table:table-cell>
          <table:table-cell office:value-type="float" office:value="13.731432" calcext:value-type="float">
            <text:p>13.731432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ORB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BRIEF</text:p>
          </table:table-cell>
          <table:table-cell office:value-type="float" office:value="13.751074" calcext:value-type="float">
            <text:p>13.751074</text:p>
          </table:table-cell>
          <table:table-cell office:value-type="float" office:value="-0.2" calcext:value-type="float">
            <text:p>-0.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ORB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ORB</text:p>
          </table:table-cell>
          <table:table-cell office:value-type="float" office:value="13.751074" calcext:value-type="float">
            <text:p>13.751074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ORB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FREAK</text:p>
          </table:table-cell>
          <table:table-cell office:value-type="float" office:value="13.751074" calcext:value-type="float">
            <text:p>13.751074</text:p>
          </table:table-cell>
          <table:table-cell office:value-type="float" office:value="16.645036" calcext:value-type="float">
            <text:p>16.64503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ORB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SIFT</text:p>
          </table:table-cell>
          <table:table-cell office:value-type="float" office:value="13.751074" calcext:value-type="float">
            <text:p>13.751074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ORB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BRIEF</text:p>
          </table:table-cell>
          <table:table-cell office:value-type="float" office:value="13.790126" calcext:value-type="float">
            <text:p>13.790126</text:p>
          </table:table-cell>
          <table:table-cell office:value-type="float" office:value="-0.204871" calcext:value-type="float">
            <text:p>-0.20487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ORB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ORB</text:p>
          </table:table-cell>
          <table:table-cell office:value-type="float" office:value="13.790126" calcext:value-type="float">
            <text:p>13.790126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ORB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FREAK</text:p>
          </table:table-cell>
          <table:table-cell office:value-type="float" office:value="13.790126" calcext:value-type="float">
            <text:p>13.790126</text:p>
          </table:table-cell>
          <table:table-cell office:value-type="float" office:value="-0.202482" calcext:value-type="float">
            <text:p>-0.20248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ORB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SIFT</text:p>
          </table:table-cell>
          <table:table-cell office:value-type="float" office:value="13.790126" calcext:value-type="float">
            <text:p>13.790126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ORB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BRIEF</text:p>
          </table:table-cell>
          <table:table-cell office:value-type="float" office:value="14.076445" calcext:value-type="float">
            <text:p>14.076445</text:p>
          </table:table-cell>
          <table:table-cell office:value-type="float" office:value="-0.199604" calcext:value-type="float">
            <text:p>-0.19960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ORB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ORB</text:p>
          </table:table-cell>
          <table:table-cell office:value-type="float" office:value="14.076445" calcext:value-type="float">
            <text:p>14.076445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ORB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FREAK</text:p>
          </table:table-cell>
          <table:table-cell office:value-type="float" office:value="14.076445" calcext:value-type="float">
            <text:p>14.076445</text:p>
          </table:table-cell>
          <table:table-cell office:value-type="float" office:value="11.815243" calcext:value-type="float">
            <text:p>11.81524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ORB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SIFT</text:p>
          </table:table-cell>
          <table:table-cell office:value-type="float" office:value="14.076445" calcext:value-type="float">
            <text:p>14.076445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ORB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BRIEF</text:p>
          </table:table-cell>
          <table:table-cell office:value-type="float" office:value="16.384452" calcext:value-type="float">
            <text:p>16.384452</text:p>
          </table:table-cell>
          <table:table-cell office:value-type="float" office:value="5.934356" calcext:value-type="float">
            <text:p>5.93435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ORB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ORB</text:p>
          </table:table-cell>
          <table:table-cell office:value-type="float" office:value="16.384452" calcext:value-type="float">
            <text:p>16.384452</text:p>
          </table:table-cell>
          <table:table-cell office:value-type="float" office:value="5.01616" calcext:value-type="float">
            <text:p>5.0161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ORB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FREAK</text:p>
          </table:table-cell>
          <table:table-cell office:value-type="float" office:value="16.384452" calcext:value-type="float">
            <text:p>16.384452</text:p>
          </table:table-cell>
          <table:table-cell office:value-type="float" office:value="17.486527" calcext:value-type="float">
            <text:p>17.48652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ORB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SIFT</text:p>
          </table:table-cell>
          <table:table-cell office:value-type="float" office:value="16.384452" calcext:value-type="float">
            <text:p>16.384452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ORB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ORB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BRIEF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ORB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ORB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ORB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FREAK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ORB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SIFT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AKAZE</text:p>
          </table:table-cell>
          <table:table-cell office:value-type="float" office:value="1513" calcext:value-type="float">
            <text:p>1513</text:p>
          </table:table-cell>
          <table:table-cell office:value-type="string" calcext:value-type="string">
            <text:p>BRIEF</text:p>
          </table:table-cell>
          <table:table-cell office:value-type="float" office:value="9.887113" calcext:value-type="float">
            <text:p>9.887113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AKAZE</text:p>
          </table:table-cell>
          <table:table-cell office:value-type="float" office:value="1513" calcext:value-type="float">
            <text:p>1513</text:p>
          </table:table-cell>
          <table:table-cell office:value-type="string" calcext:value-type="string">
            <text:p>ORB</text:p>
          </table:table-cell>
          <table:table-cell office:value-type="float" office:value="9.887113" calcext:value-type="float">
            <text:p>9.887113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AKAZE</text:p>
          </table:table-cell>
          <table:table-cell office:value-type="float" office:value="1513" calcext:value-type="float">
            <text:p>1513</text:p>
          </table:table-cell>
          <table:table-cell office:value-type="string" calcext:value-type="string">
            <text:p>FREAK</text:p>
          </table:table-cell>
          <table:table-cell office:value-type="float" office:value="9.887113" calcext:value-type="float">
            <text:p>9.887113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AKAZE</text:p>
          </table:table-cell>
          <table:table-cell office:value-type="float" office:value="1513" calcext:value-type="float">
            <text:p>1513</text:p>
          </table:table-cell>
          <table:table-cell office:value-type="string" calcext:value-type="string">
            <text:p>AKAZE</text:p>
          </table:table-cell>
          <table:table-cell office:value-type="float" office:value="9.887113" calcext:value-type="float">
            <text:p>9.887113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AKAZE</text:p>
          </table:table-cell>
          <table:table-cell office:value-type="float" office:value="1513" calcext:value-type="float">
            <text:p>1513</text:p>
          </table:table-cell>
          <table:table-cell office:value-type="string" calcext:value-type="string">
            <text:p>SIFT</text:p>
          </table:table-cell>
          <table:table-cell office:value-type="float" office:value="9.887113" calcext:value-type="float">
            <text:p>9.887113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KAZE</text:p>
          </table:table-cell>
          <table:table-cell office:value-type="float" office:value="1513" calcext:value-type="float">
            <text:p>1513</text:p>
          </table:table-cell>
          <table:table-cell office:value-type="string" calcext:value-type="string">
            <text:p>BRIEF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KAZE</text:p>
          </table:table-cell>
          <table:table-cell office:value-type="float" office:value="1513" calcext:value-type="float">
            <text:p>1513</text:p>
          </table:table-cell>
          <table:table-cell office:value-type="string" calcext:value-type="string">
            <text:p>ORB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KAZE</text:p>
          </table:table-cell>
          <table:table-cell office:value-type="float" office:value="1513" calcext:value-type="float">
            <text:p>1513</text:p>
          </table:table-cell>
          <table:table-cell office:value-type="string" calcext:value-type="string">
            <text:p>FREAK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KAZE</text:p>
          </table:table-cell>
          <table:table-cell office:value-type="float" office:value="1513" calcext:value-type="float">
            <text:p>1513</text:p>
          </table:table-cell>
          <table:table-cell office:value-type="string" calcext:value-type="string">
            <text:p>AKAZE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KAZE</text:p>
          </table:table-cell>
          <table:table-cell office:value-type="float" office:value="1513" calcext:value-type="float">
            <text:p>1513</text:p>
          </table:table-cell>
          <table:table-cell office:value-type="string" calcext:value-type="string">
            <text:p>SIFT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KAZE</text:p>
          </table:table-cell>
          <table:table-cell office:value-type="float" office:value="1526" calcext:value-type="float">
            <text:p>1526</text:p>
          </table:table-cell>
          <table:table-cell office:value-type="string" calcext:value-type="string">
            <text:p>BRIEF</text:p>
          </table:table-cell>
          <table:table-cell office:value-type="float" office:value="12.729945" calcext:value-type="float">
            <text:p>12.729945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KAZE</text:p>
          </table:table-cell>
          <table:table-cell office:value-type="float" office:value="1526" calcext:value-type="float">
            <text:p>1526</text:p>
          </table:table-cell>
          <table:table-cell office:value-type="string" calcext:value-type="string">
            <text:p>ORB</text:p>
          </table:table-cell>
          <table:table-cell office:value-type="float" office:value="12.729945" calcext:value-type="float">
            <text:p>12.729945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KAZE</text:p>
          </table:table-cell>
          <table:table-cell office:value-type="float" office:value="1526" calcext:value-type="float">
            <text:p>1526</text:p>
          </table:table-cell>
          <table:table-cell office:value-type="string" calcext:value-type="string">
            <text:p>FREAK</text:p>
          </table:table-cell>
          <table:table-cell office:value-type="float" office:value="12.729945" calcext:value-type="float">
            <text:p>12.729945</text:p>
          </table:table-cell>
          <table:table-cell office:value-type="float" office:value="15.015338" calcext:value-type="float">
            <text:p>15.01533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KAZE</text:p>
          </table:table-cell>
          <table:table-cell office:value-type="float" office:value="1526" calcext:value-type="float">
            <text:p>1526</text:p>
          </table:table-cell>
          <table:table-cell office:value-type="string" calcext:value-type="string">
            <text:p>AKAZE</text:p>
          </table:table-cell>
          <table:table-cell office:value-type="float" office:value="12.729945" calcext:value-type="float">
            <text:p>12.729945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KAZE</text:p>
          </table:table-cell>
          <table:table-cell office:value-type="float" office:value="1526" calcext:value-type="float">
            <text:p>1526</text:p>
          </table:table-cell>
          <table:table-cell office:value-type="string" calcext:value-type="string">
            <text:p>SIFT</text:p>
          </table:table-cell>
          <table:table-cell office:value-type="float" office:value="12.729945" calcext:value-type="float">
            <text:p>12.729945</text:p>
          </table:table-cell>
          <table:table-cell office:value-type="float" office:value="12.844638" calcext:value-type="float">
            <text:p>12.84463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KAZE</text:p>
          </table:table-cell>
          <table:table-cell office:value-type="float" office:value="1529" calcext:value-type="float">
            <text:p>1529</text:p>
          </table:table-cell>
          <table:table-cell office:value-type="string" calcext:value-type="string">
            <text:p>BRIEF</text:p>
          </table:table-cell>
          <table:table-cell office:value-type="float" office:value="13.354725" calcext:value-type="float">
            <text:p>13.354725</text:p>
          </table:table-cell>
          <table:table-cell office:value-type="float" office:value="16.739349" calcext:value-type="float">
            <text:p>16.73934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KAZE</text:p>
          </table:table-cell>
          <table:table-cell office:value-type="float" office:value="1529" calcext:value-type="float">
            <text:p>1529</text:p>
          </table:table-cell>
          <table:table-cell office:value-type="string" calcext:value-type="string">
            <text:p>ORB</text:p>
          </table:table-cell>
          <table:table-cell office:value-type="float" office:value="13.354725" calcext:value-type="float">
            <text:p>13.354725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KAZE</text:p>
          </table:table-cell>
          <table:table-cell office:value-type="float" office:value="1529" calcext:value-type="float">
            <text:p>1529</text:p>
          </table:table-cell>
          <table:table-cell office:value-type="string" calcext:value-type="string">
            <text:p>FREAK</text:p>
          </table:table-cell>
          <table:table-cell office:value-type="float" office:value="13.354725" calcext:value-type="float">
            <text:p>13.354725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KAZE</text:p>
          </table:table-cell>
          <table:table-cell office:value-type="float" office:value="1529" calcext:value-type="float">
            <text:p>1529</text:p>
          </table:table-cell>
          <table:table-cell office:value-type="string" calcext:value-type="string">
            <text:p>AKAZE</text:p>
          </table:table-cell>
          <table:table-cell office:value-type="float" office:value="13.354725" calcext:value-type="float">
            <text:p>13.354725</text:p>
          </table:table-cell>
          <table:table-cell office:value-type="float" office:value="17.069198" calcext:value-type="float">
            <text:p>17.06919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KAZE</text:p>
          </table:table-cell>
          <table:table-cell office:value-type="float" office:value="1529" calcext:value-type="float">
            <text:p>1529</text:p>
          </table:table-cell>
          <table:table-cell office:value-type="string" calcext:value-type="string">
            <text:p>SIFT</text:p>
          </table:table-cell>
          <table:table-cell office:value-type="float" office:value="13.354725" calcext:value-type="float">
            <text:p>13.354725</text:p>
          </table:table-cell>
          <table:table-cell office:value-type="float" office:value="14.424753" calcext:value-type="float">
            <text:p>14.42475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KAZE</text:p>
          </table:table-cell>
          <table:table-cell office:value-type="float" office:value="1529" calcext:value-type="float">
            <text:p>1529</text:p>
          </table:table-cell>
          <table:table-cell office:value-type="string" calcext:value-type="string">
            <text:p>BRIEF</text:p>
          </table:table-cell>
          <table:table-cell office:value-type="float" office:value="13.731432" calcext:value-type="float">
            <text:p>13.731432</text:p>
          </table:table-cell>
          <table:table-cell office:value-type="float" office:value="44.078295" calcext:value-type="float">
            <text:p>44.07829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KAZE</text:p>
          </table:table-cell>
          <table:table-cell office:value-type="float" office:value="1529" calcext:value-type="float">
            <text:p>1529</text:p>
          </table:table-cell>
          <table:table-cell office:value-type="string" calcext:value-type="string">
            <text:p>ORB</text:p>
          </table:table-cell>
          <table:table-cell office:value-type="float" office:value="13.731432" calcext:value-type="float">
            <text:p>13.731432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KAZE</text:p>
          </table:table-cell>
          <table:table-cell office:value-type="float" office:value="1529" calcext:value-type="float">
            <text:p>1529</text:p>
          </table:table-cell>
          <table:table-cell office:value-type="string" calcext:value-type="string">
            <text:p>FREAK</text:p>
          </table:table-cell>
          <table:table-cell office:value-type="float" office:value="13.731432" calcext:value-type="float">
            <text:p>13.731432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KAZE</text:p>
          </table:table-cell>
          <table:table-cell office:value-type="float" office:value="1529" calcext:value-type="float">
            <text:p>1529</text:p>
          </table:table-cell>
          <table:table-cell office:value-type="string" calcext:value-type="string">
            <text:p>AKAZE</text:p>
          </table:table-cell>
          <table:table-cell office:value-type="float" office:value="13.731432" calcext:value-type="float">
            <text:p>13.731432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KAZE</text:p>
          </table:table-cell>
          <table:table-cell office:value-type="float" office:value="1529" calcext:value-type="float">
            <text:p>1529</text:p>
          </table:table-cell>
          <table:table-cell office:value-type="string" calcext:value-type="string">
            <text:p>SIFT</text:p>
          </table:table-cell>
          <table:table-cell office:value-type="float" office:value="13.731432" calcext:value-type="float">
            <text:p>13.731432</text:p>
          </table:table-cell>
          <table:table-cell office:value-type="float" office:value="15.853951" calcext:value-type="float">
            <text:p>15.85395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KAZE</text:p>
          </table:table-cell>
          <table:table-cell office:value-type="float" office:value="1538" calcext:value-type="float">
            <text:p>1538</text:p>
          </table:table-cell>
          <table:table-cell office:value-type="string" calcext:value-type="string">
            <text:p>BRIEF</text:p>
          </table:table-cell>
          <table:table-cell office:value-type="float" office:value="9.425037" calcext:value-type="float">
            <text:p>9.425037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KAZE</text:p>
          </table:table-cell>
          <table:table-cell office:value-type="float" office:value="1538" calcext:value-type="float">
            <text:p>1538</text:p>
          </table:table-cell>
          <table:table-cell office:value-type="string" calcext:value-type="string">
            <text:p>ORB</text:p>
          </table:table-cell>
          <table:table-cell office:value-type="float" office:value="9.425037" calcext:value-type="float">
            <text:p>9.425037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KAZE</text:p>
          </table:table-cell>
          <table:table-cell office:value-type="float" office:value="1538" calcext:value-type="float">
            <text:p>1538</text:p>
          </table:table-cell>
          <table:table-cell office:value-type="string" calcext:value-type="string">
            <text:p>FREAK</text:p>
          </table:table-cell>
          <table:table-cell office:value-type="float" office:value="9.425037" calcext:value-type="float">
            <text:p>9.425037</text:p>
          </table:table-cell>
          <table:table-cell office:value-type="float" office:value="36.059957" calcext:value-type="float">
            <text:p>36.05995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KAZE</text:p>
          </table:table-cell>
          <table:table-cell office:value-type="float" office:value="1538" calcext:value-type="float">
            <text:p>1538</text:p>
          </table:table-cell>
          <table:table-cell office:value-type="string" calcext:value-type="string">
            <text:p>AKAZE</text:p>
          </table:table-cell>
          <table:table-cell office:value-type="float" office:value="9.425037" calcext:value-type="float">
            <text:p>9.425037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KAZE</text:p>
          </table:table-cell>
          <table:table-cell office:value-type="float" office:value="1538" calcext:value-type="float">
            <text:p>1538</text:p>
          </table:table-cell>
          <table:table-cell office:value-type="string" calcext:value-type="string">
            <text:p>SIFT</text:p>
          </table:table-cell>
          <table:table-cell office:value-type="float" office:value="9.425037" calcext:value-type="float">
            <text:p>9.425037</text:p>
          </table:table-cell>
          <table:table-cell office:value-type="float" office:value="15.179848" calcext:value-type="float">
            <text:p>15.17984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KAZE</text:p>
          </table:table-cell>
          <table:table-cell office:value-type="float" office:value="1538" calcext:value-type="float">
            <text:p>1538</text:p>
          </table:table-cell>
          <table:table-cell office:value-type="string" calcext:value-type="string">
            <text:p>BRIEF</text:p>
          </table:table-cell>
          <table:table-cell office:value-type="float" office:value="11.968197" calcext:value-type="float">
            <text:p>11.968197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KAZE</text:p>
          </table:table-cell>
          <table:table-cell office:value-type="float" office:value="1538" calcext:value-type="float">
            <text:p>1538</text:p>
          </table:table-cell>
          <table:table-cell office:value-type="string" calcext:value-type="string">
            <text:p>ORB</text:p>
          </table:table-cell>
          <table:table-cell office:value-type="float" office:value="11.968197" calcext:value-type="float">
            <text:p>11.968197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KAZE</text:p>
          </table:table-cell>
          <table:table-cell office:value-type="float" office:value="1538" calcext:value-type="float">
            <text:p>1538</text:p>
          </table:table-cell>
          <table:table-cell office:value-type="string" calcext:value-type="string">
            <text:p>FREAK</text:p>
          </table:table-cell>
          <table:table-cell office:value-type="float" office:value="11.968197" calcext:value-type="float">
            <text:p>11.968197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KAZE</text:p>
          </table:table-cell>
          <table:table-cell office:value-type="float" office:value="1538" calcext:value-type="float">
            <text:p>1538</text:p>
          </table:table-cell>
          <table:table-cell office:value-type="string" calcext:value-type="string">
            <text:p>AKAZE</text:p>
          </table:table-cell>
          <table:table-cell office:value-type="float" office:value="11.968197" calcext:value-type="float">
            <text:p>11.968197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KAZE</text:p>
          </table:table-cell>
          <table:table-cell office:value-type="float" office:value="1538" calcext:value-type="float">
            <text:p>1538</text:p>
          </table:table-cell>
          <table:table-cell office:value-type="string" calcext:value-type="string">
            <text:p>SIFT</text:p>
          </table:table-cell>
          <table:table-cell office:value-type="float" office:value="11.968197" calcext:value-type="float">
            <text:p>11.968197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KAZE</text:p>
          </table:table-cell>
          <table:table-cell office:value-type="float" office:value="1541" calcext:value-type="float">
            <text:p>1541</text:p>
          </table:table-cell>
          <table:table-cell office:value-type="string" calcext:value-type="string">
            <text:p>BRIEF</text:p>
          </table:table-cell>
          <table:table-cell office:value-type="float" office:value="12.2891" calcext:value-type="float">
            <text:p>12.2891</text:p>
          </table:table-cell>
          <table:table-cell office:value-type="float" office:value="13.931924" calcext:value-type="float">
            <text:p>13.93192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KAZE</text:p>
          </table:table-cell>
          <table:table-cell office:value-type="float" office:value="1541" calcext:value-type="float">
            <text:p>1541</text:p>
          </table:table-cell>
          <table:table-cell office:value-type="string" calcext:value-type="string">
            <text:p>ORB</text:p>
          </table:table-cell>
          <table:table-cell office:value-type="float" office:value="12.2891" calcext:value-type="float">
            <text:p>12.2891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KAZE</text:p>
          </table:table-cell>
          <table:table-cell office:value-type="float" office:value="1541" calcext:value-type="float">
            <text:p>1541</text:p>
          </table:table-cell>
          <table:table-cell office:value-type="string" calcext:value-type="string">
            <text:p>FREAK</text:p>
          </table:table-cell>
          <table:table-cell office:value-type="float" office:value="12.2891" calcext:value-type="float">
            <text:p>12.2891</text:p>
          </table:table-cell>
          <table:table-cell office:value-type="float" office:value="13.39612" calcext:value-type="float">
            <text:p>13.396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KAZE</text:p>
          </table:table-cell>
          <table:table-cell office:value-type="float" office:value="1541" calcext:value-type="float">
            <text:p>1541</text:p>
          </table:table-cell>
          <table:table-cell office:value-type="string" calcext:value-type="string">
            <text:p>AKAZE</text:p>
          </table:table-cell>
          <table:table-cell office:value-type="float" office:value="12.2891" calcext:value-type="float">
            <text:p>12.2891</text:p>
          </table:table-cell>
          <table:table-cell office:value-type="float" office:value="10.353044" calcext:value-type="float">
            <text:p>10.35304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KAZE</text:p>
          </table:table-cell>
          <table:table-cell office:value-type="float" office:value="1541" calcext:value-type="float">
            <text:p>1541</text:p>
          </table:table-cell>
          <table:table-cell office:value-type="string" calcext:value-type="string">
            <text:p>SIFT</text:p>
          </table:table-cell>
          <table:table-cell office:value-type="float" office:value="12.2891" calcext:value-type="float">
            <text:p>12.2891</text:p>
          </table:table-cell>
          <table:table-cell office:value-type="float" office:value="19.515692" calcext:value-type="float">
            <text:p>19.51569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KAZE</text:p>
          </table:table-cell>
          <table:table-cell office:value-type="float" office:value="1544" calcext:value-type="float">
            <text:p>1544</text:p>
          </table:table-cell>
          <table:table-cell office:value-type="string" calcext:value-type="string">
            <text:p>BRIEF</text:p>
          </table:table-cell>
          <table:table-cell office:value-type="float" office:value="8.3212" calcext:value-type="float">
            <text:p>8.3212</text:p>
          </table:table-cell>
          <table:table-cell office:value-type="float" office:value="13.223835" calcext:value-type="float">
            <text:p>13.22383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KAZE</text:p>
          </table:table-cell>
          <table:table-cell office:value-type="float" office:value="1544" calcext:value-type="float">
            <text:p>1544</text:p>
          </table:table-cell>
          <table:table-cell office:value-type="string" calcext:value-type="string">
            <text:p>ORB</text:p>
          </table:table-cell>
          <table:table-cell office:value-type="float" office:value="8.3212" calcext:value-type="float">
            <text:p>8.3212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KAZE</text:p>
          </table:table-cell>
          <table:table-cell office:value-type="float" office:value="1544" calcext:value-type="float">
            <text:p>1544</text:p>
          </table:table-cell>
          <table:table-cell office:value-type="string" calcext:value-type="string">
            <text:p>FREAK</text:p>
          </table:table-cell>
          <table:table-cell office:value-type="float" office:value="8.3212" calcext:value-type="float">
            <text:p>8.3212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KAZE</text:p>
          </table:table-cell>
          <table:table-cell office:value-type="float" office:value="1544" calcext:value-type="float">
            <text:p>1544</text:p>
          </table:table-cell>
          <table:table-cell office:value-type="string" calcext:value-type="string">
            <text:p>AKAZE</text:p>
          </table:table-cell>
          <table:table-cell office:value-type="float" office:value="8.3212" calcext:value-type="float">
            <text:p>8.3212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KAZE</text:p>
          </table:table-cell>
          <table:table-cell office:value-type="float" office:value="1544" calcext:value-type="float">
            <text:p>1544</text:p>
          </table:table-cell>
          <table:table-cell office:value-type="string" calcext:value-type="string">
            <text:p>SIFT</text:p>
          </table:table-cell>
          <table:table-cell office:value-type="float" office:value="8.3212" calcext:value-type="float">
            <text:p>8.3212</text:p>
          </table:table-cell>
          <table:table-cell office:value-type="float" office:value="10.419907" calcext:value-type="float">
            <text:p>10.41990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KAZE</text:p>
          </table:table-cell>
          <table:table-cell office:value-type="float" office:value="1545" calcext:value-type="float">
            <text:p>1545</text:p>
          </table:table-cell>
          <table:table-cell office:value-type="string" calcext:value-type="string">
            <text:p>BRIEF</text:p>
          </table:table-cell>
          <table:table-cell office:value-type="float" office:value="14.076445" calcext:value-type="float">
            <text:p>14.076445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KAZE</text:p>
          </table:table-cell>
          <table:table-cell office:value-type="float" office:value="1545" calcext:value-type="float">
            <text:p>1545</text:p>
          </table:table-cell>
          <table:table-cell office:value-type="string" calcext:value-type="string">
            <text:p>ORB</text:p>
          </table:table-cell>
          <table:table-cell office:value-type="float" office:value="14.076445" calcext:value-type="float">
            <text:p>14.076445</text:p>
          </table:table-cell>
          <table:table-cell office:value-type="float" office:value="17.488548" calcext:value-type="float">
            <text:p>17.48854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KAZE</text:p>
          </table:table-cell>
          <table:table-cell office:value-type="float" office:value="1545" calcext:value-type="float">
            <text:p>1545</text:p>
          </table:table-cell>
          <table:table-cell office:value-type="string" calcext:value-type="string">
            <text:p>FREAK</text:p>
          </table:table-cell>
          <table:table-cell office:value-type="float" office:value="14.076445" calcext:value-type="float">
            <text:p>14.076445</text:p>
          </table:table-cell>
          <table:table-cell office:value-type="float" office:value="15.14909" calcext:value-type="float">
            <text:p>15.1490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KAZE</text:p>
          </table:table-cell>
          <table:table-cell office:value-type="float" office:value="1545" calcext:value-type="float">
            <text:p>1545</text:p>
          </table:table-cell>
          <table:table-cell office:value-type="string" calcext:value-type="string">
            <text:p>AKAZE</text:p>
          </table:table-cell>
          <table:table-cell office:value-type="float" office:value="14.076445" calcext:value-type="float">
            <text:p>14.076445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KAZE</text:p>
          </table:table-cell>
          <table:table-cell office:value-type="float" office:value="1545" calcext:value-type="float">
            <text:p>1545</text:p>
          </table:table-cell>
          <table:table-cell office:value-type="string" calcext:value-type="string">
            <text:p>SIFT</text:p>
          </table:table-cell>
          <table:table-cell office:value-type="float" office:value="14.076445" calcext:value-type="float">
            <text:p>14.076445</text:p>
          </table:table-cell>
          <table:table-cell office:value-type="float" office:value="18.466218" calcext:value-type="float">
            <text:p>18.46621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KAZE</text:p>
          </table:table-cell>
          <table:table-cell office:value-type="float" office:value="1547" calcext:value-type="float">
            <text:p>1547</text:p>
          </table:table-cell>
          <table:table-cell office:value-type="string" calcext:value-type="string">
            <text:p>BRIEF</text:p>
          </table:table-cell>
          <table:table-cell office:value-type="float" office:value="13.790126" calcext:value-type="float">
            <text:p>13.790126</text:p>
          </table:table-cell>
          <table:table-cell office:value-type="float" office:value="28.43597" calcext:value-type="float">
            <text:p>28.4359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KAZE</text:p>
          </table:table-cell>
          <table:table-cell office:value-type="float" office:value="1547" calcext:value-type="float">
            <text:p>1547</text:p>
          </table:table-cell>
          <table:table-cell office:value-type="string" calcext:value-type="string">
            <text:p>ORB</text:p>
          </table:table-cell>
          <table:table-cell office:value-type="float" office:value="13.790126" calcext:value-type="float">
            <text:p>13.790126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KAZE</text:p>
          </table:table-cell>
          <table:table-cell office:value-type="float" office:value="1547" calcext:value-type="float">
            <text:p>1547</text:p>
          </table:table-cell>
          <table:table-cell office:value-type="string" calcext:value-type="string">
            <text:p>FREAK</text:p>
          </table:table-cell>
          <table:table-cell office:value-type="float" office:value="13.790126" calcext:value-type="float">
            <text:p>13.790126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KAZE</text:p>
          </table:table-cell>
          <table:table-cell office:value-type="float" office:value="1547" calcext:value-type="float">
            <text:p>1547</text:p>
          </table:table-cell>
          <table:table-cell office:value-type="string" calcext:value-type="string">
            <text:p>AKAZE</text:p>
          </table:table-cell>
          <table:table-cell office:value-type="float" office:value="13.790126" calcext:value-type="float">
            <text:p>13.790126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KAZE</text:p>
          </table:table-cell>
          <table:table-cell office:value-type="float" office:value="1547" calcext:value-type="float">
            <text:p>1547</text:p>
          </table:table-cell>
          <table:table-cell office:value-type="string" calcext:value-type="string">
            <text:p>SIFT</text:p>
          </table:table-cell>
          <table:table-cell office:value-type="float" office:value="13.790126" calcext:value-type="float">
            <text:p>13.790126</text:p>
          </table:table-cell>
          <table:table-cell office:value-type="float" office:value="16.216834" calcext:value-type="float">
            <text:p>16.21683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KAZE</text:p>
          </table:table-cell>
          <table:table-cell office:value-type="float" office:value="1555" calcext:value-type="float">
            <text:p>1555</text:p>
          </table:table-cell>
          <table:table-cell office:value-type="string" calcext:value-type="string">
            <text:p>BRIEF</text:p>
          </table:table-cell>
          <table:table-cell office:value-type="float" office:value="9.302148" calcext:value-type="float">
            <text:p>9.302148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KAZE</text:p>
          </table:table-cell>
          <table:table-cell office:value-type="float" office:value="1555" calcext:value-type="float">
            <text:p>1555</text:p>
          </table:table-cell>
          <table:table-cell office:value-type="string" calcext:value-type="string">
            <text:p>ORB</text:p>
          </table:table-cell>
          <table:table-cell office:value-type="float" office:value="9.302148" calcext:value-type="float">
            <text:p>9.302148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KAZE</text:p>
          </table:table-cell>
          <table:table-cell office:value-type="float" office:value="1555" calcext:value-type="float">
            <text:p>1555</text:p>
          </table:table-cell>
          <table:table-cell office:value-type="string" calcext:value-type="string">
            <text:p>FREAK</text:p>
          </table:table-cell>
          <table:table-cell office:value-type="float" office:value="9.302148" calcext:value-type="float">
            <text:p>9.302148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KAZE</text:p>
          </table:table-cell>
          <table:table-cell office:value-type="float" office:value="1555" calcext:value-type="float">
            <text:p>1555</text:p>
          </table:table-cell>
          <table:table-cell office:value-type="string" calcext:value-type="string">
            <text:p>AKAZE</text:p>
          </table:table-cell>
          <table:table-cell office:value-type="float" office:value="9.302148" calcext:value-type="float">
            <text:p>9.302148</text:p>
          </table:table-cell>
          <table:table-cell office:value-type="float" office:value="19.416529" calcext:value-type="float">
            <text:p>19.41652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KAZE</text:p>
          </table:table-cell>
          <table:table-cell office:value-type="float" office:value="1555" calcext:value-type="float">
            <text:p>1555</text:p>
          </table:table-cell>
          <table:table-cell office:value-type="string" calcext:value-type="string">
            <text:p>SIFT</text:p>
          </table:table-cell>
          <table:table-cell office:value-type="float" office:value="9.302148" calcext:value-type="float">
            <text:p>9.302148</text:p>
          </table:table-cell>
          <table:table-cell office:value-type="float" office:value="12.667546" calcext:value-type="float">
            <text:p>12.66754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AKAZE</text:p>
          </table:table-cell>
          <table:table-cell office:value-type="float" office:value="1561" calcext:value-type="float">
            <text:p>1561</text:p>
          </table:table-cell>
          <table:table-cell office:value-type="string" calcext:value-type="string">
            <text:p>BRIEF</text:p>
          </table:table-cell>
          <table:table-cell office:value-type="float" office:value="11.030114" calcext:value-type="float">
            <text:p>11.030114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AKAZE</text:p>
          </table:table-cell>
          <table:table-cell office:value-type="float" office:value="1561" calcext:value-type="float">
            <text:p>1561</text:p>
          </table:table-cell>
          <table:table-cell office:value-type="string" calcext:value-type="string">
            <text:p>ORB</text:p>
          </table:table-cell>
          <table:table-cell office:value-type="float" office:value="11.030114" calcext:value-type="float">
            <text:p>11.030114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AKAZE</text:p>
          </table:table-cell>
          <table:table-cell office:value-type="float" office:value="1561" calcext:value-type="float">
            <text:p>1561</text:p>
          </table:table-cell>
          <table:table-cell office:value-type="string" calcext:value-type="string">
            <text:p>FREAK</text:p>
          </table:table-cell>
          <table:table-cell office:value-type="float" office:value="11.030114" calcext:value-type="float">
            <text:p>11.030114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AKAZE</text:p>
          </table:table-cell>
          <table:table-cell office:value-type="float" office:value="1561" calcext:value-type="float">
            <text:p>1561</text:p>
          </table:table-cell>
          <table:table-cell office:value-type="string" calcext:value-type="string">
            <text:p>AKAZE</text:p>
          </table:table-cell>
          <table:table-cell office:value-type="float" office:value="11.030114" calcext:value-type="float">
            <text:p>11.030114</text:p>
          </table:table-cell>
          <table:table-cell office:value-type="float" office:value="9.582664" calcext:value-type="float">
            <text:p>9.58266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AKAZE</text:p>
          </table:table-cell>
          <table:table-cell office:value-type="float" office:value="1561" calcext:value-type="float">
            <text:p>1561</text:p>
          </table:table-cell>
          <table:table-cell office:value-type="string" calcext:value-type="string">
            <text:p>SIFT</text:p>
          </table:table-cell>
          <table:table-cell office:value-type="float" office:value="11.030114" calcext:value-type="float">
            <text:p>11.030114</text:p>
          </table:table-cell>
          <table:table-cell office:value-type="float" office:value="9.600453" calcext:value-type="float">
            <text:p>9.60045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KAZE</text:p>
          </table:table-cell>
          <table:table-cell office:value-type="float" office:value="1561" calcext:value-type="float">
            <text:p>1561</text:p>
          </table:table-cell>
          <table:table-cell office:value-type="string" calcext:value-type="string">
            <text:p>BRIEF</text:p>
          </table:table-cell>
          <table:table-cell office:value-type="float" office:value="16.384452" calcext:value-type="float">
            <text:p>16.384452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KAZE</text:p>
          </table:table-cell>
          <table:table-cell office:value-type="float" office:value="1561" calcext:value-type="float">
            <text:p>1561</text:p>
          </table:table-cell>
          <table:table-cell office:value-type="string" calcext:value-type="string">
            <text:p>ORB</text:p>
          </table:table-cell>
          <table:table-cell office:value-type="float" office:value="16.384452" calcext:value-type="float">
            <text:p>16.384452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KAZE</text:p>
          </table:table-cell>
          <table:table-cell office:value-type="float" office:value="1561" calcext:value-type="float">
            <text:p>1561</text:p>
          </table:table-cell>
          <table:table-cell office:value-type="string" calcext:value-type="string">
            <text:p>FREAK</text:p>
          </table:table-cell>
          <table:table-cell office:value-type="float" office:value="16.384452" calcext:value-type="float">
            <text:p>16.384452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KAZE</text:p>
          </table:table-cell>
          <table:table-cell office:value-type="float" office:value="1561" calcext:value-type="float">
            <text:p>1561</text:p>
          </table:table-cell>
          <table:table-cell office:value-type="string" calcext:value-type="string">
            <text:p>AKAZE</text:p>
          </table:table-cell>
          <table:table-cell office:value-type="float" office:value="16.384452" calcext:value-type="float">
            <text:p>16.384452</text:p>
          </table:table-cell>
          <table:table-cell office:value-type="float" office:value="30.318674" calcext:value-type="float">
            <text:p>30.31867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KAZE</text:p>
          </table:table-cell>
          <table:table-cell office:value-type="float" office:value="1561" calcext:value-type="float">
            <text:p>1561</text:p>
          </table:table-cell>
          <table:table-cell office:value-type="string" calcext:value-type="string">
            <text:p>SIFT</text:p>
          </table:table-cell>
          <table:table-cell office:value-type="float" office:value="16.384452" calcext:value-type="float">
            <text:p>16.384452</text:p>
          </table:table-cell>
          <table:table-cell office:value-type="float" office:value="35.474823" calcext:value-type="float">
            <text:p>35.47482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AKAZE</text:p>
          </table:table-cell>
          <table:table-cell office:value-type="float" office:value="1563" calcext:value-type="float">
            <text:p>1563</text:p>
          </table:table-cell>
          <table:table-cell office:value-type="string" calcext:value-type="string">
            <text:p>BRIEF</text:p>
          </table:table-cell>
          <table:table-cell office:value-type="float" office:value="8.898673" calcext:value-type="float">
            <text:p>8.898673</text:p>
          </table:table-cell>
          <table:table-cell office:value-type="float" office:value="26.32251" calcext:value-type="float">
            <text:p>26.3225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AKAZE</text:p>
          </table:table-cell>
          <table:table-cell office:value-type="float" office:value="1563" calcext:value-type="float">
            <text:p>1563</text:p>
          </table:table-cell>
          <table:table-cell office:value-type="string" calcext:value-type="string">
            <text:p>ORB</text:p>
          </table:table-cell>
          <table:table-cell office:value-type="float" office:value="8.898673" calcext:value-type="float">
            <text:p>8.898673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AKAZE</text:p>
          </table:table-cell>
          <table:table-cell office:value-type="float" office:value="1563" calcext:value-type="float">
            <text:p>1563</text:p>
          </table:table-cell>
          <table:table-cell office:value-type="string" calcext:value-type="string">
            <text:p>FREAK</text:p>
          </table:table-cell>
          <table:table-cell office:value-type="float" office:value="8.898673" calcext:value-type="float">
            <text:p>8.898673</text:p>
          </table:table-cell>
          <table:table-cell office:value-type="float" office:value="34.668089" calcext:value-type="float">
            <text:p>34.66808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AKAZE</text:p>
          </table:table-cell>
          <table:table-cell office:value-type="float" office:value="1563" calcext:value-type="float">
            <text:p>1563</text:p>
          </table:table-cell>
          <table:table-cell office:value-type="string" calcext:value-type="string">
            <text:p>AKAZE</text:p>
          </table:table-cell>
          <table:table-cell office:value-type="float" office:value="8.898673" calcext:value-type="float">
            <text:p>8.898673</text:p>
          </table:table-cell>
          <table:table-cell office:value-type="float" office:value="11.442034" calcext:value-type="float">
            <text:p>11.44203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AKAZE</text:p>
          </table:table-cell>
          <table:table-cell office:value-type="float" office:value="1563" calcext:value-type="float">
            <text:p>1563</text:p>
          </table:table-cell>
          <table:table-cell office:value-type="string" calcext:value-type="string">
            <text:p>SIFT</text:p>
          </table:table-cell>
          <table:table-cell office:value-type="float" office:value="8.898673" calcext:value-type="float">
            <text:p>8.898673</text:p>
          </table:table-cell>
          <table:table-cell office:value-type="float" office:value="-0.211256" calcext:value-type="float">
            <text:p>-0.21125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KAZE</text:p>
          </table:table-cell>
          <table:table-cell office:value-type="float" office:value="1566" calcext:value-type="float">
            <text:p>1566</text:p>
          </table:table-cell>
          <table:table-cell office:value-type="string" calcext:value-type="string">
            <text:p>BRIEF</text:p>
          </table:table-cell>
          <table:table-cell office:value-type="float" office:value="13.751074" calcext:value-type="float">
            <text:p>13.751074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KAZE</text:p>
          </table:table-cell>
          <table:table-cell office:value-type="float" office:value="1566" calcext:value-type="float">
            <text:p>1566</text:p>
          </table:table-cell>
          <table:table-cell office:value-type="string" calcext:value-type="string">
            <text:p>ORB</text:p>
          </table:table-cell>
          <table:table-cell office:value-type="float" office:value="13.751074" calcext:value-type="float">
            <text:p>13.751074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KAZE</text:p>
          </table:table-cell>
          <table:table-cell office:value-type="float" office:value="1566" calcext:value-type="float">
            <text:p>1566</text:p>
          </table:table-cell>
          <table:table-cell office:value-type="string" calcext:value-type="string">
            <text:p>FREAK</text:p>
          </table:table-cell>
          <table:table-cell office:value-type="float" office:value="13.751074" calcext:value-type="float">
            <text:p>13.751074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KAZE</text:p>
          </table:table-cell>
          <table:table-cell office:value-type="float" office:value="1566" calcext:value-type="float">
            <text:p>1566</text:p>
          </table:table-cell>
          <table:table-cell office:value-type="string" calcext:value-type="string">
            <text:p>AKAZE</text:p>
          </table:table-cell>
          <table:table-cell office:value-type="float" office:value="13.751074" calcext:value-type="float">
            <text:p>13.751074</text:p>
          </table:table-cell>
          <table:table-cell office:value-type="float" office:value="58.486915" calcext:value-type="float">
            <text:p>58.48691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KAZE</text:p>
          </table:table-cell>
          <table:table-cell office:value-type="float" office:value="1566" calcext:value-type="float">
            <text:p>1566</text:p>
          </table:table-cell>
          <table:table-cell office:value-type="string" calcext:value-type="string">
            <text:p>SIFT</text:p>
          </table:table-cell>
          <table:table-cell office:value-type="float" office:value="13.751074" calcext:value-type="float">
            <text:p>13.751074</text:p>
          </table:table-cell>
          <table:table-cell office:value-type="float" office:value="43.083096" calcext:value-type="float">
            <text:p>43.08309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KAZE</text:p>
          </table:table-cell>
          <table:table-cell office:value-type="float" office:value="1567" calcext:value-type="float">
            <text:p>1567</text:p>
          </table:table-cell>
          <table:table-cell office:value-type="string" calcext:value-type="string">
            <text:p>BRIEF</text:p>
          </table:table-cell>
          <table:table-cell office:value-type="float" office:value="11.864185" calcext:value-type="float">
            <text:p>11.864185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KAZE</text:p>
          </table:table-cell>
          <table:table-cell office:value-type="float" office:value="1567" calcext:value-type="float">
            <text:p>1567</text:p>
          </table:table-cell>
          <table:table-cell office:value-type="string" calcext:value-type="string">
            <text:p>ORB</text:p>
          </table:table-cell>
          <table:table-cell office:value-type="float" office:value="11.864185" calcext:value-type="float">
            <text:p>11.864185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KAZE</text:p>
          </table:table-cell>
          <table:table-cell office:value-type="float" office:value="1567" calcext:value-type="float">
            <text:p>1567</text:p>
          </table:table-cell>
          <table:table-cell office:value-type="string" calcext:value-type="string">
            <text:p>FREAK</text:p>
          </table:table-cell>
          <table:table-cell office:value-type="float" office:value="11.864185" calcext:value-type="float">
            <text:p>11.864185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KAZE</text:p>
          </table:table-cell>
          <table:table-cell office:value-type="float" office:value="1567" calcext:value-type="float">
            <text:p>1567</text:p>
          </table:table-cell>
          <table:table-cell office:value-type="string" calcext:value-type="string">
            <text:p>AKAZE</text:p>
          </table:table-cell>
          <table:table-cell office:value-type="float" office:value="11.864185" calcext:value-type="float">
            <text:p>11.864185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KAZE</text:p>
          </table:table-cell>
          <table:table-cell office:value-type="float" office:value="1567" calcext:value-type="float">
            <text:p>1567</text:p>
          </table:table-cell>
          <table:table-cell office:value-type="string" calcext:value-type="string">
            <text:p>SIFT</text:p>
          </table:table-cell>
          <table:table-cell office:value-type="float" office:value="11.864185" calcext:value-type="float">
            <text:p>11.864185</text:p>
          </table:table-cell>
          <table:table-cell office:value-type="float" office:value="17.728513" calcext:value-type="float">
            <text:p>17.72851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AKAZE</text:p>
          </table:table-cell>
          <table:table-cell office:value-type="float" office:value="1569" calcext:value-type="float">
            <text:p>1569</text:p>
          </table:table-cell>
          <table:table-cell office:value-type="string" calcext:value-type="string">
            <text:p>BRIEF</text:p>
          </table:table-cell>
          <table:table-cell office:value-type="float" office:value="8.535568" calcext:value-type="float">
            <text:p>8.535568</text:p>
          </table:table-cell>
          <table:table-cell office:value-type="float" office:value="9.854639" calcext:value-type="float">
            <text:p>9.85463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AKAZE</text:p>
          </table:table-cell>
          <table:table-cell office:value-type="float" office:value="1569" calcext:value-type="float">
            <text:p>1569</text:p>
          </table:table-cell>
          <table:table-cell office:value-type="string" calcext:value-type="string">
            <text:p>ORB</text:p>
          </table:table-cell>
          <table:table-cell office:value-type="float" office:value="8.535568" calcext:value-type="float">
            <text:p>8.535568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AKAZE</text:p>
          </table:table-cell>
          <table:table-cell office:value-type="float" office:value="1569" calcext:value-type="float">
            <text:p>1569</text:p>
          </table:table-cell>
          <table:table-cell office:value-type="string" calcext:value-type="string">
            <text:p>FREAK</text:p>
          </table:table-cell>
          <table:table-cell office:value-type="float" office:value="8.535568" calcext:value-type="float">
            <text:p>8.535568</text:p>
          </table:table-cell>
          <table:table-cell office:value-type="float" office:value="8.762085" calcext:value-type="float">
            <text:p>8.76208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AKAZE</text:p>
          </table:table-cell>
          <table:table-cell office:value-type="float" office:value="1569" calcext:value-type="float">
            <text:p>1569</text:p>
          </table:table-cell>
          <table:table-cell office:value-type="string" calcext:value-type="string">
            <text:p>AKAZE</text:p>
          </table:table-cell>
          <table:table-cell office:value-type="float" office:value="8.535568" calcext:value-type="float">
            <text:p>8.535568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AKAZE</text:p>
          </table:table-cell>
          <table:table-cell office:value-type="float" office:value="1569" calcext:value-type="float">
            <text:p>1569</text:p>
          </table:table-cell>
          <table:table-cell office:value-type="string" calcext:value-type="string">
            <text:p>SIFT</text:p>
          </table:table-cell>
          <table:table-cell office:value-type="float" office:value="8.535568" calcext:value-type="float">
            <text:p>8.535568</text:p>
          </table:table-cell>
          <table:table-cell office:value-type="float" office:value="9.074645" calcext:value-type="float">
            <text:p>9.07464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KAZE</text:p>
          </table:table-cell>
          <table:table-cell office:value-type="float" office:value="1572" calcext:value-type="float">
            <text:p>1572</text:p>
          </table:table-cell>
          <table:table-cell office:value-type="string" calcext:value-type="string">
            <text:p>BRIEF</text:p>
          </table:table-cell>
          <table:table-cell office:value-type="float" office:value="12.058994" calcext:value-type="float">
            <text:p>12.058994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KAZE</text:p>
          </table:table-cell>
          <table:table-cell office:value-type="float" office:value="1572" calcext:value-type="float">
            <text:p>1572</text:p>
          </table:table-cell>
          <table:table-cell office:value-type="string" calcext:value-type="string">
            <text:p>ORB</text:p>
          </table:table-cell>
          <table:table-cell office:value-type="float" office:value="12.058994" calcext:value-type="float">
            <text:p>12.058994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KAZE</text:p>
          </table:table-cell>
          <table:table-cell office:value-type="float" office:value="1572" calcext:value-type="float">
            <text:p>1572</text:p>
          </table:table-cell>
          <table:table-cell office:value-type="string" calcext:value-type="string">
            <text:p>FREAK</text:p>
          </table:table-cell>
          <table:table-cell office:value-type="float" office:value="12.058994" calcext:value-type="float">
            <text:p>12.058994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KAZE</text:p>
          </table:table-cell>
          <table:table-cell office:value-type="float" office:value="1572" calcext:value-type="float">
            <text:p>1572</text:p>
          </table:table-cell>
          <table:table-cell office:value-type="string" calcext:value-type="string">
            <text:p>AKAZE</text:p>
          </table:table-cell>
          <table:table-cell office:value-type="float" office:value="12.058994" calcext:value-type="float">
            <text:p>12.058994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KAZE</text:p>
          </table:table-cell>
          <table:table-cell office:value-type="float" office:value="1572" calcext:value-type="float">
            <text:p>1572</text:p>
          </table:table-cell>
          <table:table-cell office:value-type="string" calcext:value-type="string">
            <text:p>SIFT</text:p>
          </table:table-cell>
          <table:table-cell office:value-type="float" office:value="12.058994" calcext:value-type="float">
            <text:p>12.058994</text:p>
          </table:table-cell>
          <table:table-cell office:value-type="float" office:value="12.476363" calcext:value-type="float">
            <text:p>12.47636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IFT</text:p>
          </table:table-cell>
          <table:table-cell office:value-type="float" office:value="1824" calcext:value-type="float">
            <text:p>1824</text:p>
          </table:table-cell>
          <table:table-cell office:value-type="string" calcext:value-type="string">
            <text:p>BRIEF</text:p>
          </table:table-cell>
          <table:table-cell office:value-type="float" office:value="13.354725" calcext:value-type="float">
            <text:p>13.354725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IFT</text:p>
          </table:table-cell>
          <table:table-cell office:value-type="float" office:value="1824" calcext:value-type="float">
            <text:p>1824</text:p>
          </table:table-cell>
          <table:table-cell office:value-type="string" calcext:value-type="string">
            <text:p>FREAK</text:p>
          </table:table-cell>
          <table:table-cell office:value-type="float" office:value="13.354725" calcext:value-type="float">
            <text:p>13.354725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IFT</text:p>
          </table:table-cell>
          <table:table-cell office:value-type="float" office:value="1824" calcext:value-type="float">
            <text:p>1824</text:p>
          </table:table-cell>
          <table:table-cell office:value-type="string" calcext:value-type="string">
            <text:p>SIFT</text:p>
          </table:table-cell>
          <table:table-cell office:value-type="float" office:value="13.354725" calcext:value-type="float">
            <text:p>13.354725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IFT</text:p>
          </table:table-cell>
          <table:table-cell office:value-type="float" office:value="1828" calcext:value-type="float">
            <text:p>1828</text:p>
          </table:table-cell>
          <table:table-cell office:value-type="string" calcext:value-type="string">
            <text:p>BRIEF</text:p>
          </table:table-cell>
          <table:table-cell office:value-type="float" office:value="14.076445" calcext:value-type="float">
            <text:p>14.076445</text:p>
          </table:table-cell>
          <table:table-cell office:value-type="float" office:value="-0.201103" calcext:value-type="float">
            <text:p>-0.20110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IFT</text:p>
          </table:table-cell>
          <table:table-cell office:value-type="float" office:value="1828" calcext:value-type="float">
            <text:p>1828</text:p>
          </table:table-cell>
          <table:table-cell office:value-type="string" calcext:value-type="string">
            <text:p>FREAK</text:p>
          </table:table-cell>
          <table:table-cell office:value-type="float" office:value="14.076445" calcext:value-type="float">
            <text:p>14.076445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IFT</text:p>
          </table:table-cell>
          <table:table-cell office:value-type="float" office:value="1828" calcext:value-type="float">
            <text:p>1828</text:p>
          </table:table-cell>
          <table:table-cell office:value-type="string" calcext:value-type="string">
            <text:p>SIFT</text:p>
          </table:table-cell>
          <table:table-cell office:value-type="float" office:value="14.076445" calcext:value-type="float">
            <text:p>14.076445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IFT</text:p>
          </table:table-cell>
          <table:table-cell office:value-type="float" office:value="1837" calcext:value-type="float">
            <text:p>1837</text:p>
          </table:table-cell>
          <table:table-cell office:value-type="string" calcext:value-type="string">
            <text:p>BRIEF</text:p>
          </table:table-cell>
          <table:table-cell office:value-type="float" office:value="16.384452" calcext:value-type="float">
            <text:p>16.384452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IFT</text:p>
          </table:table-cell>
          <table:table-cell office:value-type="float" office:value="1837" calcext:value-type="float">
            <text:p>1837</text:p>
          </table:table-cell>
          <table:table-cell office:value-type="string" calcext:value-type="string">
            <text:p>FREAK</text:p>
          </table:table-cell>
          <table:table-cell office:value-type="float" office:value="16.384452" calcext:value-type="float">
            <text:p>16.384452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IFT</text:p>
          </table:table-cell>
          <table:table-cell office:value-type="float" office:value="1837" calcext:value-type="float">
            <text:p>1837</text:p>
          </table:table-cell>
          <table:table-cell office:value-type="string" calcext:value-type="string">
            <text:p>SIFT</text:p>
          </table:table-cell>
          <table:table-cell office:value-type="float" office:value="16.384452" calcext:value-type="float">
            <text:p>16.384452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IFT</text:p>
          </table:table-cell>
          <table:table-cell office:value-type="float" office:value="1875" calcext:value-type="float">
            <text:p>1875</text:p>
          </table:table-cell>
          <table:table-cell office:value-type="string" calcext:value-type="string">
            <text:p>BRIEF</text:p>
          </table:table-cell>
          <table:table-cell office:value-type="float" office:value="12.729945" calcext:value-type="float">
            <text:p>12.729945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IFT</text:p>
          </table:table-cell>
          <table:table-cell office:value-type="float" office:value="1875" calcext:value-type="float">
            <text:p>1875</text:p>
          </table:table-cell>
          <table:table-cell office:value-type="string" calcext:value-type="string">
            <text:p>FREAK</text:p>
          </table:table-cell>
          <table:table-cell office:value-type="float" office:value="12.729945" calcext:value-type="float">
            <text:p>12.729945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IFT</text:p>
          </table:table-cell>
          <table:table-cell office:value-type="float" office:value="1875" calcext:value-type="float">
            <text:p>1875</text:p>
          </table:table-cell>
          <table:table-cell office:value-type="string" calcext:value-type="string">
            <text:p>SIFT</text:p>
          </table:table-cell>
          <table:table-cell office:value-type="float" office:value="12.729945" calcext:value-type="float">
            <text:p>12.729945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IFT</text:p>
          </table:table-cell>
          <table:table-cell office:value-type="float" office:value="1890" calcext:value-type="float">
            <text:p>1890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IFT</text:p>
          </table:table-cell>
          <table:table-cell office:value-type="float" office:value="1890" calcext:value-type="float">
            <text:p>1890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IFT</text:p>
          </table:table-cell>
          <table:table-cell office:value-type="float" office:value="1890" calcext:value-type="float">
            <text:p>1890</text:p>
          </table:table-cell>
          <table:table-cell office:value-type="string" calcext:value-type="string">
            <text:p>BRIEF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IFT</text:p>
          </table:table-cell>
          <table:table-cell office:value-type="float" office:value="1890" calcext:value-type="float">
            <text:p>1890</text:p>
          </table:table-cell>
          <table:table-cell office:value-type="string" calcext:value-type="string">
            <text:p>FREAK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IFT</text:p>
          </table:table-cell>
          <table:table-cell office:value-type="float" office:value="1890" calcext:value-type="float">
            <text:p>1890</text:p>
          </table:table-cell>
          <table:table-cell office:value-type="string" calcext:value-type="string">
            <text:p>SIFT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IFT</text:p>
          </table:table-cell>
          <table:table-cell office:value-type="float" office:value="1915" calcext:value-type="float">
            <text:p>1915</text:p>
          </table:table-cell>
          <table:table-cell office:value-type="string" calcext:value-type="string">
            <text:p>BRIEF</text:p>
          </table:table-cell>
          <table:table-cell office:value-type="float" office:value="12.2891" calcext:value-type="float">
            <text:p>12.2891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IFT</text:p>
          </table:table-cell>
          <table:table-cell office:value-type="float" office:value="1915" calcext:value-type="float">
            <text:p>1915</text:p>
          </table:table-cell>
          <table:table-cell office:value-type="string" calcext:value-type="string">
            <text:p>FREAK</text:p>
          </table:table-cell>
          <table:table-cell office:value-type="float" office:value="12.2891" calcext:value-type="float">
            <text:p>12.2891</text:p>
          </table:table-cell>
          <table:table-cell office:value-type="float" office:value="15.911266" calcext:value-type="float">
            <text:p>15.91126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IFT</text:p>
          </table:table-cell>
          <table:table-cell office:value-type="float" office:value="1915" calcext:value-type="float">
            <text:p>1915</text:p>
          </table:table-cell>
          <table:table-cell office:value-type="string" calcext:value-type="string">
            <text:p>SIFT</text:p>
          </table:table-cell>
          <table:table-cell office:value-type="float" office:value="12.2891" calcext:value-type="float">
            <text:p>12.2891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IFT</text:p>
          </table:table-cell>
          <table:table-cell office:value-type="float" office:value="1931" calcext:value-type="float">
            <text:p>1931</text:p>
          </table:table-cell>
          <table:table-cell office:value-type="string" calcext:value-type="string">
            <text:p>BRIEF</text:p>
          </table:table-cell>
          <table:table-cell office:value-type="float" office:value="13.751074" calcext:value-type="float">
            <text:p>13.751074</text:p>
          </table:table-cell>
          <table:table-cell office:value-type="string" calcext:value-type="string">
            <text:p>nan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SIFT</text:p>
          </table:table-cell>
          <table:table-cell office:value-type="float" office:value="1931" calcext:value-type="float">
            <text:p>1931</text:p>
          </table:table-cell>
          <table:table-cell office:value-type="string" calcext:value-type="string">
            <text:p>FREAK</text:p>
          </table:table-cell>
          <table:table-cell office:value-type="float" office:value="13.751074" calcext:value-type="float">
            <text:p>13.751074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IFT</text:p>
          </table:table-cell>
          <table:table-cell office:value-type="float" office:value="1931" calcext:value-type="float">
            <text:p>1931</text:p>
          </table:table-cell>
          <table:table-cell office:value-type="string" calcext:value-type="string">
            <text:p>SIFT</text:p>
          </table:table-cell>
          <table:table-cell office:value-type="float" office:value="13.751074" calcext:value-type="float">
            <text:p>13.751074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IFT</text:p>
          </table:table-cell>
          <table:table-cell office:value-type="float" office:value="1954" calcext:value-type="float">
            <text:p>1954</text:p>
          </table:table-cell>
          <table:table-cell office:value-type="string" calcext:value-type="string">
            <text:p>BRIEF</text:p>
          </table:table-cell>
          <table:table-cell office:value-type="float" office:value="13.790126" calcext:value-type="float">
            <text:p>13.790126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IFT</text:p>
          </table:table-cell>
          <table:table-cell office:value-type="float" office:value="1954" calcext:value-type="float">
            <text:p>1954</text:p>
          </table:table-cell>
          <table:table-cell office:value-type="string" calcext:value-type="string">
            <text:p>FREAK</text:p>
          </table:table-cell>
          <table:table-cell office:value-type="float" office:value="13.790126" calcext:value-type="float">
            <text:p>13.790126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IFT</text:p>
          </table:table-cell>
          <table:table-cell office:value-type="float" office:value="1954" calcext:value-type="float">
            <text:p>1954</text:p>
          </table:table-cell>
          <table:table-cell office:value-type="string" calcext:value-type="string">
            <text:p>SIFT</text:p>
          </table:table-cell>
          <table:table-cell office:value-type="float" office:value="13.790126" calcext:value-type="float">
            <text:p>13.790126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IFT</text:p>
          </table:table-cell>
          <table:table-cell office:value-type="float" office:value="1963" calcext:value-type="float">
            <text:p>1963</text:p>
          </table:table-cell>
          <table:table-cell office:value-type="string" calcext:value-type="string">
            <text:p>BRIEF</text:p>
          </table:table-cell>
          <table:table-cell office:value-type="float" office:value="13.731432" calcext:value-type="float">
            <text:p>13.731432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IFT</text:p>
          </table:table-cell>
          <table:table-cell office:value-type="float" office:value="1963" calcext:value-type="float">
            <text:p>1963</text:p>
          </table:table-cell>
          <table:table-cell office:value-type="string" calcext:value-type="string">
            <text:p>FREAK</text:p>
          </table:table-cell>
          <table:table-cell office:value-type="float" office:value="13.731432" calcext:value-type="float">
            <text:p>13.731432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IFT</text:p>
          </table:table-cell>
          <table:table-cell office:value-type="float" office:value="1963" calcext:value-type="float">
            <text:p>1963</text:p>
          </table:table-cell>
          <table:table-cell office:value-type="string" calcext:value-type="string">
            <text:p>SIFT</text:p>
          </table:table-cell>
          <table:table-cell office:value-type="float" office:value="13.731432" calcext:value-type="float">
            <text:p>13.731432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IFT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BRIEF</text:p>
          </table:table-cell>
          <table:table-cell office:value-type="float" office:value="12.058994" calcext:value-type="float">
            <text:p>12.058994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IFT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FREAK</text:p>
          </table:table-cell>
          <table:table-cell office:value-type="float" office:value="12.058994" calcext:value-type="float">
            <text:p>12.058994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IFT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SIFT</text:p>
          </table:table-cell>
          <table:table-cell office:value-type="float" office:value="12.058994" calcext:value-type="float">
            <text:p>12.058994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IFT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BRIEF</text:p>
          </table:table-cell>
          <table:table-cell office:value-type="float" office:value="9.887113" calcext:value-type="float">
            <text:p>9.887113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IFT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FREAK</text:p>
          </table:table-cell>
          <table:table-cell office:value-type="float" office:value="9.887113" calcext:value-type="float">
            <text:p>9.887113</text:p>
          </table:table-cell>
          <table:table-cell office:value-type="float" office:value="13.600016" calcext:value-type="float">
            <text:p>13.60001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IFT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SIFT</text:p>
          </table:table-cell>
          <table:table-cell office:value-type="float" office:value="9.887113" calcext:value-type="float">
            <text:p>9.887113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SIFT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BRIEF</text:p>
          </table:table-cell>
          <table:table-cell office:value-type="float" office:value="9.425037" calcext:value-type="float">
            <text:p>9.425037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SIFT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FREAK</text:p>
          </table:table-cell>
          <table:table-cell office:value-type="float" office:value="9.425037" calcext:value-type="float">
            <text:p>9.425037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SIFT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SIFT</text:p>
          </table:table-cell>
          <table:table-cell office:value-type="float" office:value="9.425037" calcext:value-type="float">
            <text:p>9.425037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IFT</text:p>
          </table:table-cell>
          <table:table-cell office:value-type="float" office:value="2043" calcext:value-type="float">
            <text:p>2043</text:p>
          </table:table-cell>
          <table:table-cell office:value-type="string" calcext:value-type="string">
            <text:p>BRIEF</text:p>
          </table:table-cell>
          <table:table-cell office:value-type="float" office:value="11.864185" calcext:value-type="float">
            <text:p>11.864185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IFT</text:p>
          </table:table-cell>
          <table:table-cell office:value-type="float" office:value="2043" calcext:value-type="float">
            <text:p>2043</text:p>
          </table:table-cell>
          <table:table-cell office:value-type="string" calcext:value-type="string">
            <text:p>FREAK</text:p>
          </table:table-cell>
          <table:table-cell office:value-type="float" office:value="11.864185" calcext:value-type="float">
            <text:p>11.864185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IFT</text:p>
          </table:table-cell>
          <table:table-cell office:value-type="float" office:value="2043" calcext:value-type="float">
            <text:p>2043</text:p>
          </table:table-cell>
          <table:table-cell office:value-type="string" calcext:value-type="string">
            <text:p>SIFT</text:p>
          </table:table-cell>
          <table:table-cell office:value-type="float" office:value="11.864185" calcext:value-type="float">
            <text:p>11.864185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SIFT</text:p>
          </table:table-cell>
          <table:table-cell office:value-type="float" office:value="2044" calcext:value-type="float">
            <text:p>2044</text:p>
          </table:table-cell>
          <table:table-cell office:value-type="string" calcext:value-type="string">
            <text:p>BRIEF</text:p>
          </table:table-cell>
          <table:table-cell office:value-type="float" office:value="8.3212" calcext:value-type="float">
            <text:p>8.3212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SIFT</text:p>
          </table:table-cell>
          <table:table-cell office:value-type="float" office:value="2044" calcext:value-type="float">
            <text:p>2044</text:p>
          </table:table-cell>
          <table:table-cell office:value-type="string" calcext:value-type="string">
            <text:p>FREAK</text:p>
          </table:table-cell>
          <table:table-cell office:value-type="float" office:value="8.3212" calcext:value-type="float">
            <text:p>8.3212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SIFT</text:p>
          </table:table-cell>
          <table:table-cell office:value-type="float" office:value="2044" calcext:value-type="float">
            <text:p>2044</text:p>
          </table:table-cell>
          <table:table-cell office:value-type="string" calcext:value-type="string">
            <text:p>SIFT</text:p>
          </table:table-cell>
          <table:table-cell office:value-type="float" office:value="8.3212" calcext:value-type="float">
            <text:p>8.3212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IFT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BRIEF</text:p>
          </table:table-cell>
          <table:table-cell office:value-type="float" office:value="9.302148" calcext:value-type="float">
            <text:p>9.302148</text:p>
          </table:table-cell>
          <table:table-cell office:value-type="float" office:value="11.973199" calcext:value-type="float">
            <text:p>11.97319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IFT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FREAK</text:p>
          </table:table-cell>
          <table:table-cell office:value-type="float" office:value="9.302148" calcext:value-type="float">
            <text:p>9.302148</text:p>
          </table:table-cell>
          <table:table-cell office:value-type="float" office:value="16.255525" calcext:value-type="float">
            <text:p>16.25552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IFT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SIFT</text:p>
          </table:table-cell>
          <table:table-cell office:value-type="float" office:value="9.302148" calcext:value-type="float">
            <text:p>9.302148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IFT</text:p>
          </table:table-cell>
          <table:table-cell office:value-type="float" office:value="2065" calcext:value-type="float">
            <text:p>2065</text:p>
          </table:table-cell>
          <table:table-cell office:value-type="string" calcext:value-type="string">
            <text:p>BRIEF</text:p>
          </table:table-cell>
          <table:table-cell office:value-type="float" office:value="11.968197" calcext:value-type="float">
            <text:p>11.968197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IFT</text:p>
          </table:table-cell>
          <table:table-cell office:value-type="float" office:value="2065" calcext:value-type="float">
            <text:p>2065</text:p>
          </table:table-cell>
          <table:table-cell office:value-type="string" calcext:value-type="string">
            <text:p>FREAK</text:p>
          </table:table-cell>
          <table:table-cell office:value-type="float" office:value="11.968197" calcext:value-type="float">
            <text:p>11.968197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IFT</text:p>
          </table:table-cell>
          <table:table-cell office:value-type="float" office:value="2065" calcext:value-type="float">
            <text:p>2065</text:p>
          </table:table-cell>
          <table:table-cell office:value-type="string" calcext:value-type="string">
            <text:p>SIFT</text:p>
          </table:table-cell>
          <table:table-cell office:value-type="float" office:value="11.968197" calcext:value-type="float">
            <text:p>11.968197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SIFT</text:p>
          </table:table-cell>
          <table:table-cell office:value-type="float" office:value="2086" calcext:value-type="float">
            <text:p>2086</text:p>
          </table:table-cell>
          <table:table-cell office:value-type="string" calcext:value-type="string">
            <text:p>BRIEF</text:p>
          </table:table-cell>
          <table:table-cell office:value-type="float" office:value="8.898673" calcext:value-type="float">
            <text:p>8.898673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SIFT</text:p>
          </table:table-cell>
          <table:table-cell office:value-type="float" office:value="2086" calcext:value-type="float">
            <text:p>2086</text:p>
          </table:table-cell>
          <table:table-cell office:value-type="string" calcext:value-type="string">
            <text:p>FREAK</text:p>
          </table:table-cell>
          <table:table-cell office:value-type="float" office:value="8.898673" calcext:value-type="float">
            <text:p>8.898673</text:p>
          </table:table-cell>
          <table:table-cell office:value-type="float" office:value="8.429708" calcext:value-type="float">
            <text:p>8.42970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SIFT</text:p>
          </table:table-cell>
          <table:table-cell office:value-type="float" office:value="2086" calcext:value-type="float">
            <text:p>2086</text:p>
          </table:table-cell>
          <table:table-cell office:value-type="string" calcext:value-type="string">
            <text:p>SIFT</text:p>
          </table:table-cell>
          <table:table-cell office:value-type="float" office:value="8.898673" calcext:value-type="float">
            <text:p>8.898673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SIFT</text:p>
          </table:table-cell>
          <table:table-cell office:value-type="float" office:value="2093" calcext:value-type="float">
            <text:p>2093</text:p>
          </table:table-cell>
          <table:table-cell office:value-type="string" calcext:value-type="string">
            <text:p>BRIEF</text:p>
          </table:table-cell>
          <table:table-cell office:value-type="float" office:value="11.030114" calcext:value-type="float">
            <text:p>11.030114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SIFT</text:p>
          </table:table-cell>
          <table:table-cell office:value-type="float" office:value="2093" calcext:value-type="float">
            <text:p>2093</text:p>
          </table:table-cell>
          <table:table-cell office:value-type="string" calcext:value-type="string">
            <text:p>FREAK</text:p>
          </table:table-cell>
          <table:table-cell office:value-type="float" office:value="11.030114" calcext:value-type="float">
            <text:p>11.030114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SIFT</text:p>
          </table:table-cell>
          <table:table-cell office:value-type="float" office:value="2093" calcext:value-type="float">
            <text:p>2093</text:p>
          </table:table-cell>
          <table:table-cell office:value-type="string" calcext:value-type="string">
            <text:p>SIFT</text:p>
          </table:table-cell>
          <table:table-cell office:value-type="float" office:value="11.030114" calcext:value-type="float">
            <text:p>11.030114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SIFT</text:p>
          </table:table-cell>
          <table:table-cell office:value-type="float" office:value="2159" calcext:value-type="float">
            <text:p>2159</text:p>
          </table:table-cell>
          <table:table-cell office:value-type="string" calcext:value-type="string">
            <text:p>BRIEF</text:p>
          </table:table-cell>
          <table:table-cell office:value-type="float" office:value="8.535568" calcext:value-type="float">
            <text:p>8.535568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SIFT</text:p>
          </table:table-cell>
          <table:table-cell office:value-type="float" office:value="2159" calcext:value-type="float">
            <text:p>2159</text:p>
          </table:table-cell>
          <table:table-cell office:value-type="string" calcext:value-type="string">
            <text:p>FREAK</text:p>
          </table:table-cell>
          <table:table-cell office:value-type="float" office:value="8.535568" calcext:value-type="float">
            <text:p>8.535568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SIFT</text:p>
          </table:table-cell>
          <table:table-cell office:value-type="float" office:value="2159" calcext:value-type="float">
            <text:p>2159</text:p>
          </table:table-cell>
          <table:table-cell office:value-type="string" calcext:value-type="string">
            <text:p>SIFT</text:p>
          </table:table-cell>
          <table:table-cell office:value-type="float" office:value="8.535568" calcext:value-type="float">
            <text:p>8.535568</text:p>
          </table:table-cell>
          <table:table-cell office:value-type="float" office:value="12.356959" calcext:value-type="float">
            <text:p>12.35695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RISK</text:p>
          </table:table-cell>
          <table:table-cell office:value-type="float" office:value="2855" calcext:value-type="float">
            <text:p>2855</text:p>
          </table:table-cell>
          <table:table-cell office:value-type="string" calcext:value-type="string">
            <text:p>BRIEF</text:p>
          </table:table-cell>
          <table:table-cell office:value-type="float" office:value="14.076445" calcext:value-type="float">
            <text:p>14.076445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RISK</text:p>
          </table:table-cell>
          <table:table-cell office:value-type="float" office:value="2855" calcext:value-type="float">
            <text:p>2855</text:p>
          </table:table-cell>
          <table:table-cell office:value-type="string" calcext:value-type="string">
            <text:p>ORB</text:p>
          </table:table-cell>
          <table:table-cell office:value-type="float" office:value="14.076445" calcext:value-type="float">
            <text:p>14.076445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RISK</text:p>
          </table:table-cell>
          <table:table-cell office:value-type="float" office:value="2855" calcext:value-type="float">
            <text:p>2855</text:p>
          </table:table-cell>
          <table:table-cell office:value-type="string" calcext:value-type="string">
            <text:p>FREAK</text:p>
          </table:table-cell>
          <table:table-cell office:value-type="float" office:value="14.076445" calcext:value-type="float">
            <text:p>14.076445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RISK</text:p>
          </table:table-cell>
          <table:table-cell office:value-type="float" office:value="2855" calcext:value-type="float">
            <text:p>2855</text:p>
          </table:table-cell>
          <table:table-cell office:value-type="string" calcext:value-type="string">
            <text:p>SIFT</text:p>
          </table:table-cell>
          <table:table-cell office:value-type="float" office:value="14.076445" calcext:value-type="float">
            <text:p>14.076445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RISK</text:p>
          </table:table-cell>
          <table:table-cell office:value-type="float" office:value="2886" calcext:value-type="float">
            <text:p>2886</text:p>
          </table:table-cell>
          <table:table-cell office:value-type="string" calcext:value-type="string">
            <text:p>BRIEF</text:p>
          </table:table-cell>
          <table:table-cell office:value-type="float" office:value="13.731432" calcext:value-type="float">
            <text:p>13.731432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RISK</text:p>
          </table:table-cell>
          <table:table-cell office:value-type="float" office:value="2886" calcext:value-type="float">
            <text:p>2886</text:p>
          </table:table-cell>
          <table:table-cell office:value-type="string" calcext:value-type="string">
            <text:p>ORB</text:p>
          </table:table-cell>
          <table:table-cell office:value-type="float" office:value="13.731432" calcext:value-type="float">
            <text:p>13.731432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RISK</text:p>
          </table:table-cell>
          <table:table-cell office:value-type="float" office:value="2886" calcext:value-type="float">
            <text:p>2886</text:p>
          </table:table-cell>
          <table:table-cell office:value-type="string" calcext:value-type="string">
            <text:p>FREAK</text:p>
          </table:table-cell>
          <table:table-cell office:value-type="float" office:value="13.731432" calcext:value-type="float">
            <text:p>13.731432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RISK</text:p>
          </table:table-cell>
          <table:table-cell office:value-type="float" office:value="2886" calcext:value-type="float">
            <text:p>2886</text:p>
          </table:table-cell>
          <table:table-cell office:value-type="string" calcext:value-type="string">
            <text:p>SIFT</text:p>
          </table:table-cell>
          <table:table-cell office:value-type="float" office:value="13.731432" calcext:value-type="float">
            <text:p>13.731432</text:p>
          </table:table-cell>
          <table:table-cell office:value-type="float" office:value="-0.201803" calcext:value-type="float">
            <text:p>-0.20180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RISK</text:p>
          </table:table-cell>
          <table:table-cell office:value-type="float" office:value="2886" calcext:value-type="float">
            <text:p>2886</text:p>
          </table:table-cell>
          <table:table-cell office:value-type="string" calcext:value-type="string">
            <text:p>BRIEF</text:p>
          </table:table-cell>
          <table:table-cell office:value-type="float" office:value="13.751074" calcext:value-type="float">
            <text:p>13.751074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RISK</text:p>
          </table:table-cell>
          <table:table-cell office:value-type="float" office:value="2886" calcext:value-type="float">
            <text:p>2886</text:p>
          </table:table-cell>
          <table:table-cell office:value-type="string" calcext:value-type="string">
            <text:p>ORB</text:p>
          </table:table-cell>
          <table:table-cell office:value-type="float" office:value="13.751074" calcext:value-type="float">
            <text:p>13.751074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RISK</text:p>
          </table:table-cell>
          <table:table-cell office:value-type="float" office:value="2886" calcext:value-type="float">
            <text:p>2886</text:p>
          </table:table-cell>
          <table:table-cell office:value-type="string" calcext:value-type="string">
            <text:p>FREAK</text:p>
          </table:table-cell>
          <table:table-cell office:value-type="float" office:value="13.751074" calcext:value-type="float">
            <text:p>13.751074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RISK</text:p>
          </table:table-cell>
          <table:table-cell office:value-type="float" office:value="2886" calcext:value-type="float">
            <text:p>2886</text:p>
          </table:table-cell>
          <table:table-cell office:value-type="string" calcext:value-type="string">
            <text:p>SIFT</text:p>
          </table:table-cell>
          <table:table-cell office:value-type="float" office:value="13.751074" calcext:value-type="float">
            <text:p>13.751074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BRISK</text:p>
          </table:table-cell>
          <table:table-cell office:value-type="float" office:value="2893" calcext:value-type="float">
            <text:p>2893</text:p>
          </table:table-cell>
          <table:table-cell office:value-type="string" calcext:value-type="string">
            <text:p>BRIEF</text:p>
          </table:table-cell>
          <table:table-cell office:value-type="float" office:value="13.790126" calcext:value-type="float">
            <text:p>13.790126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BRISK</text:p>
          </table:table-cell>
          <table:table-cell office:value-type="float" office:value="2893" calcext:value-type="float">
            <text:p>2893</text:p>
          </table:table-cell>
          <table:table-cell office:value-type="string" calcext:value-type="string">
            <text:p>ORB</text:p>
          </table:table-cell>
          <table:table-cell office:value-type="float" office:value="13.790126" calcext:value-type="float">
            <text:p>13.790126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BRISK</text:p>
          </table:table-cell>
          <table:table-cell office:value-type="float" office:value="2893" calcext:value-type="float">
            <text:p>2893</text:p>
          </table:table-cell>
          <table:table-cell office:value-type="string" calcext:value-type="string">
            <text:p>FREAK</text:p>
          </table:table-cell>
          <table:table-cell office:value-type="float" office:value="13.790126" calcext:value-type="float">
            <text:p>13.790126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BRISK</text:p>
          </table:table-cell>
          <table:table-cell office:value-type="float" office:value="2893" calcext:value-type="float">
            <text:p>2893</text:p>
          </table:table-cell>
          <table:table-cell office:value-type="string" calcext:value-type="string">
            <text:p>SIFT</text:p>
          </table:table-cell>
          <table:table-cell office:value-type="float" office:value="13.790126" calcext:value-type="float">
            <text:p>13.790126</text:p>
          </table:table-cell>
          <table:table-cell office:value-type="float" office:value="-0.199813" calcext:value-type="float">
            <text:p>-0.1998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BRISK</text:p>
          </table:table-cell>
          <table:table-cell office:value-type="float" office:value="2896" calcext:value-type="float">
            <text:p>2896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BRISK</text:p>
          </table:table-cell>
          <table:table-cell office:value-type="float" office:value="2896" calcext:value-type="float">
            <text:p>2896</text:p>
          </table:table-cell>
          <table:table-cell office:value-type="string" calcext:value-type="string">
            <text:p>BRIEF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BRISK</text:p>
          </table:table-cell>
          <table:table-cell office:value-type="float" office:value="2896" calcext:value-type="float">
            <text:p>2896</text:p>
          </table:table-cell>
          <table:table-cell office:value-type="string" calcext:value-type="string">
            <text:p>ORB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BRISK</text:p>
          </table:table-cell>
          <table:table-cell office:value-type="float" office:value="2896" calcext:value-type="float">
            <text:p>2896</text:p>
          </table:table-cell>
          <table:table-cell office:value-type="string" calcext:value-type="string">
            <text:p>FREAK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BRISK</text:p>
          </table:table-cell>
          <table:table-cell office:value-type="float" office:value="2896" calcext:value-type="float">
            <text:p>2896</text:p>
          </table:table-cell>
          <table:table-cell office:value-type="string" calcext:value-type="string">
            <text:p>SIFT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RISK</text:p>
          </table:table-cell>
          <table:table-cell office:value-type="float" office:value="2906" calcext:value-type="float">
            <text:p>2906</text:p>
          </table:table-cell>
          <table:table-cell office:value-type="string" calcext:value-type="string">
            <text:p>BRIEF</text:p>
          </table:table-cell>
          <table:table-cell office:value-type="float" office:value="12.729945" calcext:value-type="float">
            <text:p>12.729945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RISK</text:p>
          </table:table-cell>
          <table:table-cell office:value-type="float" office:value="2906" calcext:value-type="float">
            <text:p>2906</text:p>
          </table:table-cell>
          <table:table-cell office:value-type="string" calcext:value-type="string">
            <text:p>ORB</text:p>
          </table:table-cell>
          <table:table-cell office:value-type="float" office:value="12.729945" calcext:value-type="float">
            <text:p>12.729945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RISK</text:p>
          </table:table-cell>
          <table:table-cell office:value-type="float" office:value="2906" calcext:value-type="float">
            <text:p>2906</text:p>
          </table:table-cell>
          <table:table-cell office:value-type="string" calcext:value-type="string">
            <text:p>FREAK</text:p>
          </table:table-cell>
          <table:table-cell office:value-type="float" office:value="12.729945" calcext:value-type="float">
            <text:p>12.729945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RISK</text:p>
          </table:table-cell>
          <table:table-cell office:value-type="float" office:value="2906" calcext:value-type="float">
            <text:p>2906</text:p>
          </table:table-cell>
          <table:table-cell office:value-type="string" calcext:value-type="string">
            <text:p>SIFT</text:p>
          </table:table-cell>
          <table:table-cell office:value-type="float" office:value="12.729945" calcext:value-type="float">
            <text:p>12.729945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BRISK</text:p>
          </table:table-cell>
          <table:table-cell office:value-type="float" office:value="2930" calcext:value-type="float">
            <text:p>2930</text:p>
          </table:table-cell>
          <table:table-cell office:value-type="string" calcext:value-type="string">
            <text:p>BRIEF</text:p>
          </table:table-cell>
          <table:table-cell office:value-type="float" office:value="12.058994" calcext:value-type="float">
            <text:p>12.058994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BRISK</text:p>
          </table:table-cell>
          <table:table-cell office:value-type="float" office:value="2930" calcext:value-type="float">
            <text:p>2930</text:p>
          </table:table-cell>
          <table:table-cell office:value-type="string" calcext:value-type="string">
            <text:p>ORB</text:p>
          </table:table-cell>
          <table:table-cell office:value-type="float" office:value="12.058994" calcext:value-type="float">
            <text:p>12.058994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BRISK</text:p>
          </table:table-cell>
          <table:table-cell office:value-type="float" office:value="2930" calcext:value-type="float">
            <text:p>2930</text:p>
          </table:table-cell>
          <table:table-cell office:value-type="string" calcext:value-type="string">
            <text:p>FREAK</text:p>
          </table:table-cell>
          <table:table-cell office:value-type="float" office:value="12.058994" calcext:value-type="float">
            <text:p>12.058994</text:p>
          </table:table-cell>
          <table:table-cell office:value-type="float" office:value="19.793302" calcext:value-type="float">
            <text:p>19.79330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BRISK</text:p>
          </table:table-cell>
          <table:table-cell office:value-type="float" office:value="2930" calcext:value-type="float">
            <text:p>2930</text:p>
          </table:table-cell>
          <table:table-cell office:value-type="string" calcext:value-type="string">
            <text:p>SIFT</text:p>
          </table:table-cell>
          <table:table-cell office:value-type="float" office:value="12.058994" calcext:value-type="float">
            <text:p>12.058994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BRISK</text:p>
          </table:table-cell>
          <table:table-cell office:value-type="float" office:value="2949" calcext:value-type="float">
            <text:p>2949</text:p>
          </table:table-cell>
          <table:table-cell office:value-type="string" calcext:value-type="string">
            <text:p>BRIEF</text:p>
          </table:table-cell>
          <table:table-cell office:value-type="float" office:value="9.887113" calcext:value-type="float">
            <text:p>9.887113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BRISK</text:p>
          </table:table-cell>
          <table:table-cell office:value-type="float" office:value="2949" calcext:value-type="float">
            <text:p>2949</text:p>
          </table:table-cell>
          <table:table-cell office:value-type="string" calcext:value-type="string">
            <text:p>ORB</text:p>
          </table:table-cell>
          <table:table-cell office:value-type="float" office:value="9.887113" calcext:value-type="float">
            <text:p>9.887113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BRISK</text:p>
          </table:table-cell>
          <table:table-cell office:value-type="float" office:value="2949" calcext:value-type="float">
            <text:p>2949</text:p>
          </table:table-cell>
          <table:table-cell office:value-type="string" calcext:value-type="string">
            <text:p>FREAK</text:p>
          </table:table-cell>
          <table:table-cell office:value-type="float" office:value="9.887113" calcext:value-type="float">
            <text:p>9.887113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BRISK</text:p>
          </table:table-cell>
          <table:table-cell office:value-type="float" office:value="2949" calcext:value-type="float">
            <text:p>2949</text:p>
          </table:table-cell>
          <table:table-cell office:value-type="string" calcext:value-type="string">
            <text:p>SIFT</text:p>
          </table:table-cell>
          <table:table-cell office:value-type="float" office:value="9.887113" calcext:value-type="float">
            <text:p>9.887113</text:p>
          </table:table-cell>
          <table:table-cell office:value-type="float" office:value="2.774835" calcext:value-type="float">
            <text:p>2.77483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RISK</text:p>
          </table:table-cell>
          <table:table-cell office:value-type="float" office:value="2953" calcext:value-type="float">
            <text:p>2953</text:p>
          </table:table-cell>
          <table:table-cell office:value-type="string" calcext:value-type="string">
            <text:p>BRIEF</text:p>
          </table:table-cell>
          <table:table-cell office:value-type="float" office:value="16.384452" calcext:value-type="float">
            <text:p>16.384452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RISK</text:p>
          </table:table-cell>
          <table:table-cell office:value-type="float" office:value="2953" calcext:value-type="float">
            <text:p>2953</text:p>
          </table:table-cell>
          <table:table-cell office:value-type="string" calcext:value-type="string">
            <text:p>ORB</text:p>
          </table:table-cell>
          <table:table-cell office:value-type="float" office:value="16.384452" calcext:value-type="float">
            <text:p>16.384452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RISK</text:p>
          </table:table-cell>
          <table:table-cell office:value-type="float" office:value="2953" calcext:value-type="float">
            <text:p>2953</text:p>
          </table:table-cell>
          <table:table-cell office:value-type="string" calcext:value-type="string">
            <text:p>FREAK</text:p>
          </table:table-cell>
          <table:table-cell office:value-type="float" office:value="16.384452" calcext:value-type="float">
            <text:p>16.384452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RISK</text:p>
          </table:table-cell>
          <table:table-cell office:value-type="float" office:value="2953" calcext:value-type="float">
            <text:p>2953</text:p>
          </table:table-cell>
          <table:table-cell office:value-type="string" calcext:value-type="string">
            <text:p>SIFT</text:p>
          </table:table-cell>
          <table:table-cell office:value-type="float" office:value="16.384452" calcext:value-type="float">
            <text:p>16.384452</text:p>
          </table:table-cell>
          <table:table-cell office:value-type="float" office:value="-0.206507" calcext:value-type="float">
            <text:p>-0.20650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RISK</text:p>
          </table:table-cell>
          <table:table-cell office:value-type="float" office:value="2974" calcext:value-type="float">
            <text:p>2974</text:p>
          </table:table-cell>
          <table:table-cell office:value-type="string" calcext:value-type="string">
            <text:p>BRIEF</text:p>
          </table:table-cell>
          <table:table-cell office:value-type="float" office:value="13.354725" calcext:value-type="float">
            <text:p>13.354725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RISK</text:p>
          </table:table-cell>
          <table:table-cell office:value-type="float" office:value="2974" calcext:value-type="float">
            <text:p>2974</text:p>
          </table:table-cell>
          <table:table-cell office:value-type="string" calcext:value-type="string">
            <text:p>ORB</text:p>
          </table:table-cell>
          <table:table-cell office:value-type="float" office:value="13.354725" calcext:value-type="float">
            <text:p>13.354725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RISK</text:p>
          </table:table-cell>
          <table:table-cell office:value-type="float" office:value="2974" calcext:value-type="float">
            <text:p>2974</text:p>
          </table:table-cell>
          <table:table-cell office:value-type="string" calcext:value-type="string">
            <text:p>FREAK</text:p>
          </table:table-cell>
          <table:table-cell office:value-type="float" office:value="13.354725" calcext:value-type="float">
            <text:p>13.354725</text:p>
          </table:table-cell>
          <table:table-cell office:value-type="float" office:value="-0.201749" calcext:value-type="float">
            <text:p>-0.20174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RISK</text:p>
          </table:table-cell>
          <table:table-cell office:value-type="float" office:value="2974" calcext:value-type="float">
            <text:p>2974</text:p>
          </table:table-cell>
          <table:table-cell office:value-type="string" calcext:value-type="string">
            <text:p>SIFT</text:p>
          </table:table-cell>
          <table:table-cell office:value-type="float" office:value="13.354725" calcext:value-type="float">
            <text:p>13.354725</text:p>
          </table:table-cell>
          <table:table-cell office:value-type="float" office:value="-28.605648" calcext:value-type="float">
            <text:p>-28.60564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RISK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BRIEF</text:p>
          </table:table-cell>
          <table:table-cell office:value-type="float" office:value="12.2891" calcext:value-type="float">
            <text:p>12.2891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RISK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ORB</text:p>
          </table:table-cell>
          <table:table-cell office:value-type="float" office:value="12.2891" calcext:value-type="float">
            <text:p>12.2891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RISK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FREAK</text:p>
          </table:table-cell>
          <table:table-cell office:value-type="float" office:value="12.2891" calcext:value-type="float">
            <text:p>12.2891</text:p>
          </table:table-cell>
          <table:table-cell office:value-type="float" office:value="-0.201019" calcext:value-type="float">
            <text:p>-0.20101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RISK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SIFT</text:p>
          </table:table-cell>
          <table:table-cell office:value-type="float" office:value="12.2891" calcext:value-type="float">
            <text:p>12.2891</text:p>
          </table:table-cell>
          <table:table-cell office:value-type="float" office:value="-0.198403" calcext:value-type="float">
            <text:p>-0.19840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RISK</text:p>
          </table:table-cell>
          <table:table-cell office:value-type="float" office:value="3012" calcext:value-type="float">
            <text:p>3012</text:p>
          </table:table-cell>
          <table:table-cell office:value-type="string" calcext:value-type="string">
            <text:p>BRIEF</text:p>
          </table:table-cell>
          <table:table-cell office:value-type="float" office:value="9.425037" calcext:value-type="float">
            <text:p>9.425037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RISK</text:p>
          </table:table-cell>
          <table:table-cell office:value-type="float" office:value="3012" calcext:value-type="float">
            <text:p>3012</text:p>
          </table:table-cell>
          <table:table-cell office:value-type="string" calcext:value-type="string">
            <text:p>ORB</text:p>
          </table:table-cell>
          <table:table-cell office:value-type="float" office:value="9.425037" calcext:value-type="float">
            <text:p>9.425037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RISK</text:p>
          </table:table-cell>
          <table:table-cell office:value-type="float" office:value="3012" calcext:value-type="float">
            <text:p>3012</text:p>
          </table:table-cell>
          <table:table-cell office:value-type="string" calcext:value-type="string">
            <text:p>FREAK</text:p>
          </table:table-cell>
          <table:table-cell office:value-type="float" office:value="9.425037" calcext:value-type="float">
            <text:p>9.425037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RISK</text:p>
          </table:table-cell>
          <table:table-cell office:value-type="float" office:value="3012" calcext:value-type="float">
            <text:p>3012</text:p>
          </table:table-cell>
          <table:table-cell office:value-type="string" calcext:value-type="string">
            <text:p>SIFT</text:p>
          </table:table-cell>
          <table:table-cell office:value-type="float" office:value="9.425037" calcext:value-type="float">
            <text:p>9.425037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BRISK</text:p>
          </table:table-cell>
          <table:table-cell office:value-type="float" office:value="3013" calcext:value-type="float">
            <text:p>3013</text:p>
          </table:table-cell>
          <table:table-cell office:value-type="string" calcext:value-type="string">
            <text:p>BRIEF</text:p>
          </table:table-cell>
          <table:table-cell office:value-type="float" office:value="11.968197" calcext:value-type="float">
            <text:p>11.968197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BRISK</text:p>
          </table:table-cell>
          <table:table-cell office:value-type="float" office:value="3013" calcext:value-type="float">
            <text:p>3013</text:p>
          </table:table-cell>
          <table:table-cell office:value-type="string" calcext:value-type="string">
            <text:p>ORB</text:p>
          </table:table-cell>
          <table:table-cell office:value-type="float" office:value="11.968197" calcext:value-type="float">
            <text:p>11.968197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BRISK</text:p>
          </table:table-cell>
          <table:table-cell office:value-type="float" office:value="3013" calcext:value-type="float">
            <text:p>3013</text:p>
          </table:table-cell>
          <table:table-cell office:value-type="string" calcext:value-type="string">
            <text:p>FREAK</text:p>
          </table:table-cell>
          <table:table-cell office:value-type="float" office:value="11.968197" calcext:value-type="float">
            <text:p>11.968197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BRISK</text:p>
          </table:table-cell>
          <table:table-cell office:value-type="float" office:value="3013" calcext:value-type="float">
            <text:p>3013</text:p>
          </table:table-cell>
          <table:table-cell office:value-type="string" calcext:value-type="string">
            <text:p>SIFT</text:p>
          </table:table-cell>
          <table:table-cell office:value-type="float" office:value="11.968197" calcext:value-type="float">
            <text:p>11.968197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BRISK</text:p>
          </table:table-cell>
          <table:table-cell office:value-type="float" office:value="3022" calcext:value-type="float">
            <text:p>3022</text:p>
          </table:table-cell>
          <table:table-cell office:value-type="string" calcext:value-type="string">
            <text:p>BRIEF</text:p>
          </table:table-cell>
          <table:table-cell office:value-type="float" office:value="11.864185" calcext:value-type="float">
            <text:p>11.864185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BRISK</text:p>
          </table:table-cell>
          <table:table-cell office:value-type="float" office:value="3022" calcext:value-type="float">
            <text:p>3022</text:p>
          </table:table-cell>
          <table:table-cell office:value-type="string" calcext:value-type="string">
            <text:p>ORB</text:p>
          </table:table-cell>
          <table:table-cell office:value-type="float" office:value="11.864185" calcext:value-type="float">
            <text:p>11.864185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BRISK</text:p>
          </table:table-cell>
          <table:table-cell office:value-type="float" office:value="3022" calcext:value-type="float">
            <text:p>3022</text:p>
          </table:table-cell>
          <table:table-cell office:value-type="string" calcext:value-type="string">
            <text:p>FREAK</text:p>
          </table:table-cell>
          <table:table-cell office:value-type="float" office:value="11.864185" calcext:value-type="float">
            <text:p>11.864185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BRISK</text:p>
          </table:table-cell>
          <table:table-cell office:value-type="float" office:value="3022" calcext:value-type="float">
            <text:p>3022</text:p>
          </table:table-cell>
          <table:table-cell office:value-type="string" calcext:value-type="string">
            <text:p>SIFT</text:p>
          </table:table-cell>
          <table:table-cell office:value-type="float" office:value="11.864185" calcext:value-type="float">
            <text:p>11.864185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RISK</text:p>
          </table:table-cell>
          <table:table-cell office:value-type="float" office:value="3026" calcext:value-type="float">
            <text:p>3026</text:p>
          </table:table-cell>
          <table:table-cell office:value-type="string" calcext:value-type="string">
            <text:p>BRIEF</text:p>
          </table:table-cell>
          <table:table-cell office:value-type="float" office:value="9.302148" calcext:value-type="float">
            <text:p>9.302148</text:p>
          </table:table-cell>
          <table:table-cell office:value-type="float" office:value="3.505702" calcext:value-type="float">
            <text:p>3.50570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RISK</text:p>
          </table:table-cell>
          <table:table-cell office:value-type="float" office:value="3026" calcext:value-type="float">
            <text:p>3026</text:p>
          </table:table-cell>
          <table:table-cell office:value-type="string" calcext:value-type="string">
            <text:p>ORB</text:p>
          </table:table-cell>
          <table:table-cell office:value-type="float" office:value="9.302148" calcext:value-type="float">
            <text:p>9.302148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RISK</text:p>
          </table:table-cell>
          <table:table-cell office:value-type="float" office:value="3026" calcext:value-type="float">
            <text:p>3026</text:p>
          </table:table-cell>
          <table:table-cell office:value-type="string" calcext:value-type="string">
            <text:p>FREAK</text:p>
          </table:table-cell>
          <table:table-cell office:value-type="float" office:value="9.302148" calcext:value-type="float">
            <text:p>9.302148</text:p>
          </table:table-cell>
          <table:table-cell office:value-type="float" office:value="11.583654" calcext:value-type="float">
            <text:p>11.58365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RISK</text:p>
          </table:table-cell>
          <table:table-cell office:value-type="float" office:value="3026" calcext:value-type="float">
            <text:p>3026</text:p>
          </table:table-cell>
          <table:table-cell office:value-type="string" calcext:value-type="string">
            <text:p>SIFT</text:p>
          </table:table-cell>
          <table:table-cell office:value-type="float" office:value="9.302148" calcext:value-type="float">
            <text:p>9.302148</text:p>
          </table:table-cell>
          <table:table-cell office:value-type="float" office:value="126.265738" calcext:value-type="float">
            <text:p>126.26573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BRISK</text:p>
          </table:table-cell>
          <table:table-cell office:value-type="float" office:value="3074" calcext:value-type="float">
            <text:p>3074</text:p>
          </table:table-cell>
          <table:table-cell office:value-type="string" calcext:value-type="string">
            <text:p>BRIEF</text:p>
          </table:table-cell>
          <table:table-cell office:value-type="float" office:value="8.3212" calcext:value-type="float">
            <text:p>8.3212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BRISK</text:p>
          </table:table-cell>
          <table:table-cell office:value-type="float" office:value="3074" calcext:value-type="float">
            <text:p>3074</text:p>
          </table:table-cell>
          <table:table-cell office:value-type="string" calcext:value-type="string">
            <text:p>ORB</text:p>
          </table:table-cell>
          <table:table-cell office:value-type="float" office:value="8.3212" calcext:value-type="float">
            <text:p>8.3212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BRISK</text:p>
          </table:table-cell>
          <table:table-cell office:value-type="float" office:value="3074" calcext:value-type="float">
            <text:p>3074</text:p>
          </table:table-cell>
          <table:table-cell office:value-type="string" calcext:value-type="string">
            <text:p>FREAK</text:p>
          </table:table-cell>
          <table:table-cell office:value-type="float" office:value="8.3212" calcext:value-type="float">
            <text:p>8.3212</text:p>
          </table:table-cell>
          <table:table-cell office:value-type="float" office:value="16.312924" calcext:value-type="float">
            <text:p>16.31292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BRISK</text:p>
          </table:table-cell>
          <table:table-cell office:value-type="float" office:value="3074" calcext:value-type="float">
            <text:p>3074</text:p>
          </table:table-cell>
          <table:table-cell office:value-type="string" calcext:value-type="string">
            <text:p>SIFT</text:p>
          </table:table-cell>
          <table:table-cell office:value-type="float" office:value="8.3212" calcext:value-type="float">
            <text:p>8.3212</text:p>
          </table:table-cell>
          <table:table-cell office:value-type="float" office:value="20.153297" calcext:value-type="float">
            <text:p>20.15329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BRISK</text:p>
          </table:table-cell>
          <table:table-cell office:value-type="float" office:value="3131" calcext:value-type="float">
            <text:p>3131</text:p>
          </table:table-cell>
          <table:table-cell office:value-type="string" calcext:value-type="string">
            <text:p>BRIEF</text:p>
          </table:table-cell>
          <table:table-cell office:value-type="float" office:value="8.898673" calcext:value-type="float">
            <text:p>8.898673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BRISK</text:p>
          </table:table-cell>
          <table:table-cell office:value-type="float" office:value="3131" calcext:value-type="float">
            <text:p>3131</text:p>
          </table:table-cell>
          <table:table-cell office:value-type="string" calcext:value-type="string">
            <text:p>ORB</text:p>
          </table:table-cell>
          <table:table-cell office:value-type="float" office:value="8.898673" calcext:value-type="float">
            <text:p>8.898673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BRISK</text:p>
          </table:table-cell>
          <table:table-cell office:value-type="float" office:value="3131" calcext:value-type="float">
            <text:p>3131</text:p>
          </table:table-cell>
          <table:table-cell office:value-type="string" calcext:value-type="string">
            <text:p>FREAK</text:p>
          </table:table-cell>
          <table:table-cell office:value-type="float" office:value="8.898673" calcext:value-type="float">
            <text:p>8.898673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BRISK</text:p>
          </table:table-cell>
          <table:table-cell office:value-type="float" office:value="3131" calcext:value-type="float">
            <text:p>3131</text:p>
          </table:table-cell>
          <table:table-cell office:value-type="string" calcext:value-type="string">
            <text:p>SIFT</text:p>
          </table:table-cell>
          <table:table-cell office:value-type="float" office:value="8.898673" calcext:value-type="float">
            <text:p>8.898673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BRISK</text:p>
          </table:table-cell>
          <table:table-cell office:value-type="float" office:value="3135" calcext:value-type="float">
            <text:p>3135</text:p>
          </table:table-cell>
          <table:table-cell office:value-type="string" calcext:value-type="string">
            <text:p>BRIEF</text:p>
          </table:table-cell>
          <table:table-cell office:value-type="float" office:value="11.030114" calcext:value-type="float">
            <text:p>11.030114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BRISK</text:p>
          </table:table-cell>
          <table:table-cell office:value-type="float" office:value="3135" calcext:value-type="float">
            <text:p>3135</text:p>
          </table:table-cell>
          <table:table-cell office:value-type="string" calcext:value-type="string">
            <text:p>ORB</text:p>
          </table:table-cell>
          <table:table-cell office:value-type="float" office:value="11.030114" calcext:value-type="float">
            <text:p>11.030114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BRISK</text:p>
          </table:table-cell>
          <table:table-cell office:value-type="float" office:value="3135" calcext:value-type="float">
            <text:p>3135</text:p>
          </table:table-cell>
          <table:table-cell office:value-type="string" calcext:value-type="string">
            <text:p>FREAK</text:p>
          </table:table-cell>
          <table:table-cell office:value-type="float" office:value="11.030114" calcext:value-type="float">
            <text:p>11.030114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BRISK</text:p>
          </table:table-cell>
          <table:table-cell office:value-type="float" office:value="3135" calcext:value-type="float">
            <text:p>3135</text:p>
          </table:table-cell>
          <table:table-cell office:value-type="string" calcext:value-type="string">
            <text:p>SIFT</text:p>
          </table:table-cell>
          <table:table-cell office:value-type="float" office:value="11.030114" calcext:value-type="float">
            <text:p>11.030114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BRISK</text:p>
          </table:table-cell>
          <table:table-cell office:value-type="float" office:value="3146" calcext:value-type="float">
            <text:p>3146</text:p>
          </table:table-cell>
          <table:table-cell office:value-type="string" calcext:value-type="string">
            <text:p>BRIEF</text:p>
          </table:table-cell>
          <table:table-cell office:value-type="float" office:value="8.535568" calcext:value-type="float">
            <text:p>8.535568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BRISK</text:p>
          </table:table-cell>
          <table:table-cell office:value-type="float" office:value="3146" calcext:value-type="float">
            <text:p>3146</text:p>
          </table:table-cell>
          <table:table-cell office:value-type="string" calcext:value-type="string">
            <text:p>ORB</text:p>
          </table:table-cell>
          <table:table-cell office:value-type="float" office:value="8.535568" calcext:value-type="float">
            <text:p>8.535568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BRISK</text:p>
          </table:table-cell>
          <table:table-cell office:value-type="float" office:value="3146" calcext:value-type="float">
            <text:p>3146</text:p>
          </table:table-cell>
          <table:table-cell office:value-type="string" calcext:value-type="string">
            <text:p>FREAK</text:p>
          </table:table-cell>
          <table:table-cell office:value-type="float" office:value="8.535568" calcext:value-type="float">
            <text:p>8.535568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BRISK</text:p>
          </table:table-cell>
          <table:table-cell office:value-type="float" office:value="3146" calcext:value-type="float">
            <text:p>3146</text:p>
          </table:table-cell>
          <table:table-cell office:value-type="string" calcext:value-type="string">
            <text:p>SIFT</text:p>
          </table:table-cell>
          <table:table-cell office:value-type="float" office:value="8.535568" calcext:value-type="float">
            <text:p>8.535568</text:p>
          </table:table-cell>
          <table:table-cell office:value-type="float" office:value="-3.893489" calcext:value-type="float">
            <text:p>-3.89348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AST</text:p>
          </table:table-cell>
          <table:table-cell office:value-type="float" office:value="5090" calcext:value-type="float">
            <text:p>5090</text:p>
          </table:table-cell>
          <table:table-cell office:value-type="string" calcext:value-type="string">
            <text:p>BRIEF</text:p>
          </table:table-cell>
          <table:table-cell office:value-type="float" office:value="16.384452" calcext:value-type="float">
            <text:p>16.384452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AST</text:p>
          </table:table-cell>
          <table:table-cell office:value-type="float" office:value="5090" calcext:value-type="float">
            <text:p>5090</text:p>
          </table:table-cell>
          <table:table-cell office:value-type="string" calcext:value-type="string">
            <text:p>ORB</text:p>
          </table:table-cell>
          <table:table-cell office:value-type="float" office:value="16.384452" calcext:value-type="float">
            <text:p>16.384452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AST</text:p>
          </table:table-cell>
          <table:table-cell office:value-type="float" office:value="5090" calcext:value-type="float">
            <text:p>5090</text:p>
          </table:table-cell>
          <table:table-cell office:value-type="string" calcext:value-type="string">
            <text:p>FREAK</text:p>
          </table:table-cell>
          <table:table-cell office:value-type="float" office:value="16.384452" calcext:value-type="float">
            <text:p>16.384452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AST</text:p>
          </table:table-cell>
          <table:table-cell office:value-type="float" office:value="5090" calcext:value-type="float">
            <text:p>5090</text:p>
          </table:table-cell>
          <table:table-cell office:value-type="string" calcext:value-type="string">
            <text:p>SIFT</text:p>
          </table:table-cell>
          <table:table-cell office:value-type="float" office:value="16.384452" calcext:value-type="float">
            <text:p>16.384452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AST</text:p>
          </table:table-cell>
          <table:table-cell office:value-type="float" office:value="5118" calcext:value-type="float">
            <text:p>5118</text:p>
          </table:table-cell>
          <table:table-cell office:value-type="string" calcext:value-type="string">
            <text:p>BRIEF</text:p>
          </table:table-cell>
          <table:table-cell office:value-type="float" office:value="14.076445" calcext:value-type="float">
            <text:p>14.076445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AST</text:p>
          </table:table-cell>
          <table:table-cell office:value-type="float" office:value="5118" calcext:value-type="float">
            <text:p>5118</text:p>
          </table:table-cell>
          <table:table-cell office:value-type="string" calcext:value-type="string">
            <text:p>ORB</text:p>
          </table:table-cell>
          <table:table-cell office:value-type="float" office:value="14.076445" calcext:value-type="float">
            <text:p>14.076445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AST</text:p>
          </table:table-cell>
          <table:table-cell office:value-type="float" office:value="5118" calcext:value-type="float">
            <text:p>5118</text:p>
          </table:table-cell>
          <table:table-cell office:value-type="string" calcext:value-type="string">
            <text:p>FREAK</text:p>
          </table:table-cell>
          <table:table-cell office:value-type="float" office:value="14.076445" calcext:value-type="float">
            <text:p>14.076445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AST</text:p>
          </table:table-cell>
          <table:table-cell office:value-type="float" office:value="5118" calcext:value-type="float">
            <text:p>5118</text:p>
          </table:table-cell>
          <table:table-cell office:value-type="string" calcext:value-type="string">
            <text:p>SIFT</text:p>
          </table:table-cell>
          <table:table-cell office:value-type="float" office:value="14.076445" calcext:value-type="float">
            <text:p>14.076445</text:p>
          </table:table-cell>
          <table:table-cell office:value-type="string" calcext:value-type="string">
            <text:p>-inf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FAST</text:p>
          </table:table-cell>
          <table:table-cell office:value-type="float" office:value="5176" calcext:value-type="float">
            <text:p>5176</text:p>
          </table:table-cell>
          <table:table-cell office:value-type="string" calcext:value-type="string">
            <text:p>BRIEF</text:p>
          </table:table-cell>
          <table:table-cell office:value-type="float" office:value="13.790126" calcext:value-type="float">
            <text:p>13.790126</text:p>
          </table:table-cell>
          <table:table-cell office:value-type="float" office:value="-0.197237" calcext:value-type="float">
            <text:p>-0.19723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FAST</text:p>
          </table:table-cell>
          <table:table-cell office:value-type="float" office:value="5176" calcext:value-type="float">
            <text:p>5176</text:p>
          </table:table-cell>
          <table:table-cell office:value-type="string" calcext:value-type="string">
            <text:p>ORB</text:p>
          </table:table-cell>
          <table:table-cell office:value-type="float" office:value="13.790126" calcext:value-type="float">
            <text:p>13.790126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FAST</text:p>
          </table:table-cell>
          <table:table-cell office:value-type="float" office:value="5176" calcext:value-type="float">
            <text:p>5176</text:p>
          </table:table-cell>
          <table:table-cell office:value-type="string" calcext:value-type="string">
            <text:p>FREAK</text:p>
          </table:table-cell>
          <table:table-cell office:value-type="float" office:value="13.790126" calcext:value-type="float">
            <text:p>13.790126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FAST</text:p>
          </table:table-cell>
          <table:table-cell office:value-type="float" office:value="5176" calcext:value-type="float">
            <text:p>5176</text:p>
          </table:table-cell>
          <table:table-cell office:value-type="string" calcext:value-type="string">
            <text:p>SIFT</text:p>
          </table:table-cell>
          <table:table-cell office:value-type="float" office:value="13.790126" calcext:value-type="float">
            <text:p>13.790126</text:p>
          </table:table-cell>
          <table:table-cell office:value-type="string" calcext:value-type="string">
            <text:p>-inf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AST</text:p>
          </table:table-cell>
          <table:table-cell office:value-type="float" office:value="5177" calcext:value-type="float">
            <text:p>5177</text:p>
          </table:table-cell>
          <table:table-cell office:value-type="string" calcext:value-type="string">
            <text:p>BRIEF</text:p>
          </table:table-cell>
          <table:table-cell office:value-type="float" office:value="13.731432" calcext:value-type="float">
            <text:p>13.731432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AST</text:p>
          </table:table-cell>
          <table:table-cell office:value-type="float" office:value="5177" calcext:value-type="float">
            <text:p>5177</text:p>
          </table:table-cell>
          <table:table-cell office:value-type="string" calcext:value-type="string">
            <text:p>ORB</text:p>
          </table:table-cell>
          <table:table-cell office:value-type="float" office:value="13.731432" calcext:value-type="float">
            <text:p>13.731432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AST</text:p>
          </table:table-cell>
          <table:table-cell office:value-type="float" office:value="5177" calcext:value-type="float">
            <text:p>5177</text:p>
          </table:table-cell>
          <table:table-cell office:value-type="string" calcext:value-type="string">
            <text:p>FREAK</text:p>
          </table:table-cell>
          <table:table-cell office:value-type="float" office:value="13.731432" calcext:value-type="float">
            <text:p>13.731432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AST</text:p>
          </table:table-cell>
          <table:table-cell office:value-type="float" office:value="5177" calcext:value-type="float">
            <text:p>5177</text:p>
          </table:table-cell>
          <table:table-cell office:value-type="string" calcext:value-type="string">
            <text:p>SIFT</text:p>
          </table:table-cell>
          <table:table-cell office:value-type="float" office:value="13.731432" calcext:value-type="float">
            <text:p>13.731432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AST</text:p>
          </table:table-cell>
          <table:table-cell office:value-type="float" office:value="5180" calcext:value-type="float">
            <text:p>5180</text:p>
          </table:table-cell>
          <table:table-cell office:value-type="string" calcext:value-type="string">
            <text:p>BRIEF</text:p>
          </table:table-cell>
          <table:table-cell office:value-type="float" office:value="12.729945" calcext:value-type="float">
            <text:p>12.729945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AST</text:p>
          </table:table-cell>
          <table:table-cell office:value-type="float" office:value="5180" calcext:value-type="float">
            <text:p>5180</text:p>
          </table:table-cell>
          <table:table-cell office:value-type="string" calcext:value-type="string">
            <text:p>ORB</text:p>
          </table:table-cell>
          <table:table-cell office:value-type="float" office:value="12.729945" calcext:value-type="float">
            <text:p>12.729945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AST</text:p>
          </table:table-cell>
          <table:table-cell office:value-type="float" office:value="5180" calcext:value-type="float">
            <text:p>5180</text:p>
          </table:table-cell>
          <table:table-cell office:value-type="string" calcext:value-type="string">
            <text:p>FREAK</text:p>
          </table:table-cell>
          <table:table-cell office:value-type="float" office:value="12.729945" calcext:value-type="float">
            <text:p>12.729945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AST</text:p>
          </table:table-cell>
          <table:table-cell office:value-type="float" office:value="5180" calcext:value-type="float">
            <text:p>5180</text:p>
          </table:table-cell>
          <table:table-cell office:value-type="string" calcext:value-type="string">
            <text:p>SIFT</text:p>
          </table:table-cell>
          <table:table-cell office:value-type="float" office:value="12.729945" calcext:value-type="float">
            <text:p>12.729945</text:p>
          </table:table-cell>
          <table:table-cell office:value-type="string" calcext:value-type="string">
            <text:p>-inf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AST</text:p>
          </table:table-cell>
          <table:table-cell office:value-type="float" office:value="5192" calcext:value-type="float">
            <text:p>5192</text:p>
          </table:table-cell>
          <table:table-cell office:value-type="string" calcext:value-type="string">
            <text:p>BRIEF</text:p>
          </table:table-cell>
          <table:table-cell office:value-type="float" office:value="13.751074" calcext:value-type="float">
            <text:p>13.751074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AST</text:p>
          </table:table-cell>
          <table:table-cell office:value-type="float" office:value="5192" calcext:value-type="float">
            <text:p>5192</text:p>
          </table:table-cell>
          <table:table-cell office:value-type="string" calcext:value-type="string">
            <text:p>ORB</text:p>
          </table:table-cell>
          <table:table-cell office:value-type="float" office:value="13.751074" calcext:value-type="float">
            <text:p>13.751074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AST</text:p>
          </table:table-cell>
          <table:table-cell office:value-type="float" office:value="5192" calcext:value-type="float">
            <text:p>5192</text:p>
          </table:table-cell>
          <table:table-cell office:value-type="string" calcext:value-type="string">
            <text:p>FREAK</text:p>
          </table:table-cell>
          <table:table-cell office:value-type="float" office:value="13.751074" calcext:value-type="float">
            <text:p>13.751074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AST</text:p>
          </table:table-cell>
          <table:table-cell office:value-type="float" office:value="5192" calcext:value-type="float">
            <text:p>5192</text:p>
          </table:table-cell>
          <table:table-cell office:value-type="string" calcext:value-type="string">
            <text:p>SIFT</text:p>
          </table:table-cell>
          <table:table-cell office:value-type="float" office:value="13.751074" calcext:value-type="float">
            <text:p>13.751074</text:p>
          </table:table-cell>
          <table:table-cell office:value-type="string" calcext:value-type="string">
            <text:p>-inf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AST</text:p>
          </table:table-cell>
          <table:table-cell office:value-type="float" office:value="5202" calcext:value-type="float">
            <text:p>5202</text:p>
          </table:table-cell>
          <table:table-cell office:value-type="string" calcext:value-type="string">
            <text:p>BRIEF</text:p>
          </table:table-cell>
          <table:table-cell office:value-type="float" office:value="13.354725" calcext:value-type="float">
            <text:p>13.354725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AST</text:p>
          </table:table-cell>
          <table:table-cell office:value-type="float" office:value="5202" calcext:value-type="float">
            <text:p>5202</text:p>
          </table:table-cell>
          <table:table-cell office:value-type="string" calcext:value-type="string">
            <text:p>ORB</text:p>
          </table:table-cell>
          <table:table-cell office:value-type="float" office:value="13.354725" calcext:value-type="float">
            <text:p>13.354725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AST</text:p>
          </table:table-cell>
          <table:table-cell office:value-type="float" office:value="5202" calcext:value-type="float">
            <text:p>5202</text:p>
          </table:table-cell>
          <table:table-cell office:value-type="string" calcext:value-type="string">
            <text:p>FREAK</text:p>
          </table:table-cell>
          <table:table-cell office:value-type="float" office:value="13.354725" calcext:value-type="float">
            <text:p>13.354725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AST</text:p>
          </table:table-cell>
          <table:table-cell office:value-type="float" office:value="5202" calcext:value-type="float">
            <text:p>5202</text:p>
          </table:table-cell>
          <table:table-cell office:value-type="string" calcext:value-type="string">
            <text:p>SIFT</text:p>
          </table:table-cell>
          <table:table-cell office:value-type="float" office:value="13.354725" calcext:value-type="float">
            <text:p>13.354725</text:p>
          </table:table-cell>
          <table:table-cell office:value-type="string" calcext:value-type="string">
            <text:p>-inf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FAST</text:p>
          </table:table-cell>
          <table:table-cell office:value-type="float" office:value="5225" calcext:value-type="float">
            <text:p>5225</text:p>
          </table:table-cell>
          <table:table-cell office:value-type="string" calcext:value-type="string">
            <text:p>BRIEF</text:p>
          </table:table-cell>
          <table:table-cell office:value-type="float" office:value="12.058994" calcext:value-type="float">
            <text:p>12.058994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FAST</text:p>
          </table:table-cell>
          <table:table-cell office:value-type="float" office:value="5225" calcext:value-type="float">
            <text:p>5225</text:p>
          </table:table-cell>
          <table:table-cell office:value-type="string" calcext:value-type="string">
            <text:p>ORB</text:p>
          </table:table-cell>
          <table:table-cell office:value-type="float" office:value="12.058994" calcext:value-type="float">
            <text:p>12.058994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FAST</text:p>
          </table:table-cell>
          <table:table-cell office:value-type="float" office:value="5225" calcext:value-type="float">
            <text:p>5225</text:p>
          </table:table-cell>
          <table:table-cell office:value-type="string" calcext:value-type="string">
            <text:p>FREAK</text:p>
          </table:table-cell>
          <table:table-cell office:value-type="float" office:value="12.058994" calcext:value-type="float">
            <text:p>12.058994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FAST</text:p>
          </table:table-cell>
          <table:table-cell office:value-type="float" office:value="5225" calcext:value-type="float">
            <text:p>5225</text:p>
          </table:table-cell>
          <table:table-cell office:value-type="string" calcext:value-type="string">
            <text:p>SIFT</text:p>
          </table:table-cell>
          <table:table-cell office:value-type="float" office:value="12.058994" calcext:value-type="float">
            <text:p>12.058994</text:p>
          </table:table-cell>
          <table:table-cell office:value-type="string" calcext:value-type="string">
            <text:p>-inf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FAST</text:p>
          </table:table-cell>
          <table:table-cell office:value-type="float" office:value="5231" calcext:value-type="float">
            <text:p>5231</text:p>
          </table:table-cell>
          <table:table-cell office:value-type="string" calcext:value-type="string">
            <text:p>BRIEF</text:p>
          </table:table-cell>
          <table:table-cell office:value-type="float" office:value="9.425037" calcext:value-type="float">
            <text:p>9.425037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FAST</text:p>
          </table:table-cell>
          <table:table-cell office:value-type="float" office:value="5231" calcext:value-type="float">
            <text:p>5231</text:p>
          </table:table-cell>
          <table:table-cell office:value-type="string" calcext:value-type="string">
            <text:p>ORB</text:p>
          </table:table-cell>
          <table:table-cell office:value-type="float" office:value="9.425037" calcext:value-type="float">
            <text:p>9.425037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FAST</text:p>
          </table:table-cell>
          <table:table-cell office:value-type="float" office:value="5231" calcext:value-type="float">
            <text:p>5231</text:p>
          </table:table-cell>
          <table:table-cell office:value-type="string" calcext:value-type="string">
            <text:p>FREAK</text:p>
          </table:table-cell>
          <table:table-cell office:value-type="float" office:value="9.425037" calcext:value-type="float">
            <text:p>9.425037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FAST</text:p>
          </table:table-cell>
          <table:table-cell office:value-type="float" office:value="5231" calcext:value-type="float">
            <text:p>5231</text:p>
          </table:table-cell>
          <table:table-cell office:value-type="string" calcext:value-type="string">
            <text:p>SIFT</text:p>
          </table:table-cell>
          <table:table-cell office:value-type="float" office:value="9.425037" calcext:value-type="float">
            <text:p>9.425037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FAST</text:p>
          </table:table-cell>
          <table:table-cell office:value-type="float" office:value="5244" calcext:value-type="float">
            <text:p>5244</text:p>
          </table:table-cell>
          <table:table-cell office:value-type="string" calcext:value-type="string">
            <text:p>BRIEF</text:p>
          </table:table-cell>
          <table:table-cell office:value-type="float" office:value="9.887113" calcext:value-type="float">
            <text:p>9.887113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FAST</text:p>
          </table:table-cell>
          <table:table-cell office:value-type="float" office:value="5244" calcext:value-type="float">
            <text:p>5244</text:p>
          </table:table-cell>
          <table:table-cell office:value-type="string" calcext:value-type="string">
            <text:p>ORB</text:p>
          </table:table-cell>
          <table:table-cell office:value-type="float" office:value="9.887113" calcext:value-type="float">
            <text:p>9.887113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FAST</text:p>
          </table:table-cell>
          <table:table-cell office:value-type="float" office:value="5244" calcext:value-type="float">
            <text:p>5244</text:p>
          </table:table-cell>
          <table:table-cell office:value-type="string" calcext:value-type="string">
            <text:p>FREAK</text:p>
          </table:table-cell>
          <table:table-cell office:value-type="float" office:value="9.887113" calcext:value-type="float">
            <text:p>9.887113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FAST</text:p>
          </table:table-cell>
          <table:table-cell office:value-type="float" office:value="5244" calcext:value-type="float">
            <text:p>5244</text:p>
          </table:table-cell>
          <table:table-cell office:value-type="string" calcext:value-type="string">
            <text:p>SIFT</text:p>
          </table:table-cell>
          <table:table-cell office:value-type="float" office:value="9.887113" calcext:value-type="float">
            <text:p>9.887113</text:p>
          </table:table-cell>
          <table:table-cell office:value-type="float" office:value="12.238597" calcext:value-type="float">
            <text:p>12.23859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AST</text:p>
          </table:table-cell>
          <table:table-cell office:value-type="float" office:value="5275" calcext:value-type="float">
            <text:p>5275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AST</text:p>
          </table:table-cell>
          <table:table-cell office:value-type="float" office:value="5275" calcext:value-type="float">
            <text:p>5275</text:p>
          </table:table-cell>
          <table:table-cell office:value-type="string" calcext:value-type="string">
            <text:p>BRIEF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AST</text:p>
          </table:table-cell>
          <table:table-cell office:value-type="float" office:value="5275" calcext:value-type="float">
            <text:p>5275</text:p>
          </table:table-cell>
          <table:table-cell office:value-type="string" calcext:value-type="string">
            <text:p>ORB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AST</text:p>
          </table:table-cell>
          <table:table-cell office:value-type="float" office:value="5275" calcext:value-type="float">
            <text:p>5275</text:p>
          </table:table-cell>
          <table:table-cell office:value-type="string" calcext:value-type="string">
            <text:p>FREAK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AST</text:p>
          </table:table-cell>
          <table:table-cell office:value-type="float" office:value="5275" calcext:value-type="float">
            <text:p>5275</text:p>
          </table:table-cell>
          <table:table-cell office:value-type="string" calcext:value-type="string">
            <text:p>SIFT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FAST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BRIEF</text:p>
          </table:table-cell>
          <table:table-cell office:value-type="float" office:value="9.302148" calcext:value-type="float">
            <text:p>9.302148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FAST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ORB</text:p>
          </table:table-cell>
          <table:table-cell office:value-type="float" office:value="9.302148" calcext:value-type="float">
            <text:p>9.302148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FAST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FREAK</text:p>
          </table:table-cell>
          <table:table-cell office:value-type="float" office:value="9.302148" calcext:value-type="float">
            <text:p>9.302148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FAST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SIFT</text:p>
          </table:table-cell>
          <table:table-cell office:value-type="float" office:value="9.302148" calcext:value-type="float">
            <text:p>9.302148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AST</text:p>
          </table:table-cell>
          <table:table-cell office:value-type="float" office:value="5291" calcext:value-type="float">
            <text:p>5291</text:p>
          </table:table-cell>
          <table:table-cell office:value-type="string" calcext:value-type="string">
            <text:p>BRIEF</text:p>
          </table:table-cell>
          <table:table-cell office:value-type="float" office:value="12.2891" calcext:value-type="float">
            <text:p>12.2891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AST</text:p>
          </table:table-cell>
          <table:table-cell office:value-type="float" office:value="5291" calcext:value-type="float">
            <text:p>5291</text:p>
          </table:table-cell>
          <table:table-cell office:value-type="string" calcext:value-type="string">
            <text:p>ORB</text:p>
          </table:table-cell>
          <table:table-cell office:value-type="float" office:value="12.2891" calcext:value-type="float">
            <text:p>12.2891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AST</text:p>
          </table:table-cell>
          <table:table-cell office:value-type="float" office:value="5291" calcext:value-type="float">
            <text:p>5291</text:p>
          </table:table-cell>
          <table:table-cell office:value-type="string" calcext:value-type="string">
            <text:p>FREAK</text:p>
          </table:table-cell>
          <table:table-cell office:value-type="float" office:value="12.2891" calcext:value-type="float">
            <text:p>12.2891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AST</text:p>
          </table:table-cell>
          <table:table-cell office:value-type="float" office:value="5291" calcext:value-type="float">
            <text:p>5291</text:p>
          </table:table-cell>
          <table:table-cell office:value-type="string" calcext:value-type="string">
            <text:p>SIFT</text:p>
          </table:table-cell>
          <table:table-cell office:value-type="float" office:value="12.2891" calcext:value-type="float">
            <text:p>12.2891</text:p>
          </table:table-cell>
          <table:table-cell office:value-type="string" calcext:value-type="string">
            <text:p>-inf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FAST</text:p>
          </table:table-cell>
          <table:table-cell office:value-type="float" office:value="5331" calcext:value-type="float">
            <text:p>5331</text:p>
          </table:table-cell>
          <table:table-cell office:value-type="string" calcext:value-type="string">
            <text:p>BRIEF</text:p>
          </table:table-cell>
          <table:table-cell office:value-type="float" office:value="11.864185" calcext:value-type="float">
            <text:p>11.864185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FAST</text:p>
          </table:table-cell>
          <table:table-cell office:value-type="float" office:value="5331" calcext:value-type="float">
            <text:p>5331</text:p>
          </table:table-cell>
          <table:table-cell office:value-type="string" calcext:value-type="string">
            <text:p>ORB</text:p>
          </table:table-cell>
          <table:table-cell office:value-type="float" office:value="11.864185" calcext:value-type="float">
            <text:p>11.864185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FAST</text:p>
          </table:table-cell>
          <table:table-cell office:value-type="float" office:value="5331" calcext:value-type="float">
            <text:p>5331</text:p>
          </table:table-cell>
          <table:table-cell office:value-type="string" calcext:value-type="string">
            <text:p>FREAK</text:p>
          </table:table-cell>
          <table:table-cell office:value-type="float" office:value="11.864185" calcext:value-type="float">
            <text:p>11.864185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FAST</text:p>
          </table:table-cell>
          <table:table-cell office:value-type="float" office:value="5331" calcext:value-type="float">
            <text:p>5331</text:p>
          </table:table-cell>
          <table:table-cell office:value-type="string" calcext:value-type="string">
            <text:p>SIFT</text:p>
          </table:table-cell>
          <table:table-cell office:value-type="float" office:value="11.864185" calcext:value-type="float">
            <text:p>11.864185</text:p>
          </table:table-cell>
          <table:table-cell office:value-type="float" office:value="19.132293" calcext:value-type="float">
            <text:p>19.13229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FAST</text:p>
          </table:table-cell>
          <table:table-cell office:value-type="float" office:value="5351" calcext:value-type="float">
            <text:p>5351</text:p>
          </table:table-cell>
          <table:table-cell office:value-type="string" calcext:value-type="string">
            <text:p>BRIEF</text:p>
          </table:table-cell>
          <table:table-cell office:value-type="float" office:value="11.968197" calcext:value-type="float">
            <text:p>11.968197</text:p>
          </table:table-cell>
          <table:table-cell office:value-type="string" calcext:value-type="string">
            <text:p>nan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FAST</text:p>
          </table:table-cell>
          <table:table-cell office:value-type="float" office:value="5351" calcext:value-type="float">
            <text:p>5351</text:p>
          </table:table-cell>
          <table:table-cell office:value-type="string" calcext:value-type="string">
            <text:p>ORB</text:p>
          </table:table-cell>
          <table:table-cell office:value-type="float" office:value="11.968197" calcext:value-type="float">
            <text:p>11.968197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FAST</text:p>
          </table:table-cell>
          <table:table-cell office:value-type="float" office:value="5351" calcext:value-type="float">
            <text:p>5351</text:p>
          </table:table-cell>
          <table:table-cell office:value-type="string" calcext:value-type="string">
            <text:p>FREAK</text:p>
          </table:table-cell>
          <table:table-cell office:value-type="float" office:value="11.968197" calcext:value-type="float">
            <text:p>11.968197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FAST</text:p>
          </table:table-cell>
          <table:table-cell office:value-type="float" office:value="5351" calcext:value-type="float">
            <text:p>5351</text:p>
          </table:table-cell>
          <table:table-cell office:value-type="string" calcext:value-type="string">
            <text:p>SIFT</text:p>
          </table:table-cell>
          <table:table-cell office:value-type="float" office:value="11.968197" calcext:value-type="float">
            <text:p>11.968197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FAST</text:p>
          </table:table-cell>
          <table:table-cell office:value-type="float" office:value="5464" calcext:value-type="float">
            <text:p>5464</text:p>
          </table:table-cell>
          <table:table-cell office:value-type="string" calcext:value-type="string">
            <text:p>BRIEF</text:p>
          </table:table-cell>
          <table:table-cell office:value-type="float" office:value="8.3212" calcext:value-type="float">
            <text:p>8.3212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FAST</text:p>
          </table:table-cell>
          <table:table-cell office:value-type="float" office:value="5464" calcext:value-type="float">
            <text:p>5464</text:p>
          </table:table-cell>
          <table:table-cell office:value-type="string" calcext:value-type="string">
            <text:p>ORB</text:p>
          </table:table-cell>
          <table:table-cell office:value-type="float" office:value="8.3212" calcext:value-type="float">
            <text:p>8.3212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FAST</text:p>
          </table:table-cell>
          <table:table-cell office:value-type="float" office:value="5464" calcext:value-type="float">
            <text:p>5464</text:p>
          </table:table-cell>
          <table:table-cell office:value-type="string" calcext:value-type="string">
            <text:p>FREAK</text:p>
          </table:table-cell>
          <table:table-cell office:value-type="float" office:value="8.3212" calcext:value-type="float">
            <text:p>8.3212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FAST</text:p>
          </table:table-cell>
          <table:table-cell office:value-type="float" office:value="5464" calcext:value-type="float">
            <text:p>5464</text:p>
          </table:table-cell>
          <table:table-cell office:value-type="string" calcext:value-type="string">
            <text:p>SIFT</text:p>
          </table:table-cell>
          <table:table-cell office:value-type="float" office:value="8.3212" calcext:value-type="float">
            <text:p>8.3212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FAST</text:p>
          </table:table-cell>
          <table:table-cell office:value-type="float" office:value="5464" calcext:value-type="float">
            <text:p>5464</text:p>
          </table:table-cell>
          <table:table-cell office:value-type="string" calcext:value-type="string">
            <text:p>BRIEF</text:p>
          </table:table-cell>
          <table:table-cell office:value-type="float" office:value="8.898673" calcext:value-type="float">
            <text:p>8.898673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FAST</text:p>
          </table:table-cell>
          <table:table-cell office:value-type="float" office:value="5464" calcext:value-type="float">
            <text:p>5464</text:p>
          </table:table-cell>
          <table:table-cell office:value-type="string" calcext:value-type="string">
            <text:p>ORB</text:p>
          </table:table-cell>
          <table:table-cell office:value-type="float" office:value="8.898673" calcext:value-type="float">
            <text:p>8.898673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FAST</text:p>
          </table:table-cell>
          <table:table-cell office:value-type="float" office:value="5464" calcext:value-type="float">
            <text:p>5464</text:p>
          </table:table-cell>
          <table:table-cell office:value-type="string" calcext:value-type="string">
            <text:p>FREAK</text:p>
          </table:table-cell>
          <table:table-cell office:value-type="float" office:value="8.898673" calcext:value-type="float">
            <text:p>8.898673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FAST</text:p>
          </table:table-cell>
          <table:table-cell office:value-type="float" office:value="5464" calcext:value-type="float">
            <text:p>5464</text:p>
          </table:table-cell>
          <table:table-cell office:value-type="string" calcext:value-type="string">
            <text:p>SIFT</text:p>
          </table:table-cell>
          <table:table-cell office:value-type="float" office:value="8.898673" calcext:value-type="float">
            <text:p>8.898673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FAST</text:p>
          </table:table-cell>
          <table:table-cell office:value-type="float" office:value="5497" calcext:value-type="float">
            <text:p>5497</text:p>
          </table:table-cell>
          <table:table-cell office:value-type="string" calcext:value-type="string">
            <text:p>BRIEF</text:p>
          </table:table-cell>
          <table:table-cell office:value-type="float" office:value="8.535568" calcext:value-type="float">
            <text:p>8.535568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FAST</text:p>
          </table:table-cell>
          <table:table-cell office:value-type="float" office:value="5497" calcext:value-type="float">
            <text:p>5497</text:p>
          </table:table-cell>
          <table:table-cell office:value-type="string" calcext:value-type="string">
            <text:p>ORB</text:p>
          </table:table-cell>
          <table:table-cell office:value-type="float" office:value="8.535568" calcext:value-type="float">
            <text:p>8.535568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FAST</text:p>
          </table:table-cell>
          <table:table-cell office:value-type="float" office:value="5497" calcext:value-type="float">
            <text:p>5497</text:p>
          </table:table-cell>
          <table:table-cell office:value-type="string" calcext:value-type="string">
            <text:p>FREAK</text:p>
          </table:table-cell>
          <table:table-cell office:value-type="float" office:value="8.535568" calcext:value-type="float">
            <text:p>8.535568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FAST</text:p>
          </table:table-cell>
          <table:table-cell office:value-type="float" office:value="5497" calcext:value-type="float">
            <text:p>5497</text:p>
          </table:table-cell>
          <table:table-cell office:value-type="string" calcext:value-type="string">
            <text:p>SIFT</text:p>
          </table:table-cell>
          <table:table-cell office:value-type="float" office:value="8.535568" calcext:value-type="float">
            <text:p>8.535568</text:p>
          </table:table-cell>
          <table:table-cell office:value-type="string" calcext:value-type="string">
            <text:p>-inf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FAST</text:p>
          </table:table-cell>
          <table:table-cell office:value-type="float" office:value="5563" calcext:value-type="float">
            <text:p>5563</text:p>
          </table:table-cell>
          <table:table-cell office:value-type="string" calcext:value-type="string">
            <text:p>BRIEF</text:p>
          </table:table-cell>
          <table:table-cell office:value-type="float" office:value="11.030114" calcext:value-type="float">
            <text:p>11.030114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FAST</text:p>
          </table:table-cell>
          <table:table-cell office:value-type="float" office:value="5563" calcext:value-type="float">
            <text:p>5563</text:p>
          </table:table-cell>
          <table:table-cell office:value-type="string" calcext:value-type="string">
            <text:p>ORB</text:p>
          </table:table-cell>
          <table:table-cell office:value-type="float" office:value="11.030114" calcext:value-type="float">
            <text:p>11.030114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FAST</text:p>
          </table:table-cell>
          <table:table-cell office:value-type="float" office:value="5563" calcext:value-type="float">
            <text:p>5563</text:p>
          </table:table-cell>
          <table:table-cell office:value-type="string" calcext:value-type="string">
            <text:p>FREAK</text:p>
          </table:table-cell>
          <table:table-cell office:value-type="float" office:value="11.030114" calcext:value-type="float">
            <text:p>11.030114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FAST</text:p>
          </table:table-cell>
          <table:table-cell office:value-type="float" office:value="5563" calcext:value-type="float">
            <text:p>5563</text:p>
          </table:table-cell>
          <table:table-cell office:value-type="string" calcext:value-type="string">
            <text:p>SIFT</text:p>
          </table:table-cell>
          <table:table-cell office:value-type="float" office:value="11.030114" calcext:value-type="float">
            <text:p>11.030114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string" calcext:value-type="string">
            <text:p><text:s/>image index</text:p>
          </table:table-cell>
          <table:table-cell office:value-type="string" calcext:value-type="string">
            <text:p>detector type</text:p>
          </table:table-cell>
          <table:table-cell office:value-type="string" calcext:value-type="string">
            <text:p><text:s/>total # of keypoints</text:p>
          </table:table-cell>
          <table:table-cell office:value-type="string" calcext:value-type="string">
            <text:p><text:s/>descriptor type</text:p>
          </table:table-cell>
          <table:table-cell office:value-type="string" calcext:value-type="string">
            <text:p><text:s/>TTC Lidar</text:p>
          </table:table-cell>
          <table:table-cell office:value-type="string" calcext:value-type="string">
            <text:p><text:s/>TTC Camera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5"/>
        </table:table-row>
      </table:table>
      <table:named-expressions/>
      <table:database-ranges>
        <table:database-range table:name="__Anonymous_Sheet_DB__0" table:target-range-address="results.A1:results.AMJ1048576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20-06-30T21:10:38.115537320</dc:date>
    <meta:editing-duration>PT10M7S</meta:editing-duration>
    <meta:editing-cycles>4</meta:editing-cycles>
    <meta:document-statistic meta:table-count="1" meta:cell-count="2725" meta:object-count="0"/>
  </office:meta>
</office:document-meta>
</file>